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06pt"/>
    </style:style>
    <style:style style:name="co2" style:family="table-column">
      <style:table-column-properties fo:break-before="auto" style:column-width="166.99pt"/>
    </style:style>
    <style:style style:name="co3" style:family="table-column">
      <style:table-column-properties fo:break-before="auto" style:column-width="95.41pt"/>
    </style:style>
    <style:style style:name="co4" style:family="table-column">
      <style:table-column-properties fo:break-before="auto" style:column-width="164.2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169.8pt"/>
    </style:style>
    <style:style style:name="co7" style:family="table-column">
      <style:table-column-properties fo:break-before="auto" style:column-width="85.49pt"/>
    </style:style>
    <style:style style:name="co8" style:family="table-column">
      <style:table-column-properties fo:break-before="auto" style:column-width="87.85pt"/>
    </style:style>
    <style:style style:name="co9" style:family="table-column">
      <style:table-column-properties fo:break-before="auto" style:column-width="110.44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05.7pt"/>
    </style:style>
    <style:style style:name="co12" style:family="table-column">
      <style:table-column-properties fo:break-before="auto" style:column-width="158.6pt"/>
    </style:style>
    <style:style style:name="co13" style:family="table-column">
      <style:table-column-properties fo:break-before="auto" style:column-width="104.51pt"/>
    </style:style>
    <style:style style:name="co14" style:family="table-column">
      <style:table-column-properties fo:break-before="auto" style:column-width="161.4pt"/>
    </style:style>
    <style:style style:name="co15" style:family="table-column">
      <style:table-column-properties fo:break-before="auto" style:column-width="86.66pt"/>
    </style:style>
    <style:style style:name="co16" style:family="table-column">
      <style:table-column-properties fo:break-before="auto" style:column-width="263.76pt"/>
    </style:style>
    <style:style style:name="co17" style:family="table-column">
      <style:table-column-properties fo:break-before="auto" style:column-width="200.6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24pt" fo:break-before="auto" style:use-optimal-row-height="false"/>
    </style:style>
    <style:style style:name="ro3" style:family="table-row">
      <style:table-row-properties style:row-height="25.74pt" fo:break-before="auto" style:use-optimal-row-height="false"/>
    </style:style>
    <style:style style:name="ro4" style:family="table-row">
      <style:table-row-properties style:row-height="14.14pt" fo:break-before="auto" style:use-optimal-row-height="false"/>
    </style:style>
    <style:style style:name="ro5" style:family="table-row">
      <style:table-row-properties style:row-height="14.4pt" fo:break-before="auto" style:use-optimal-row-height="false"/>
    </style:style>
    <style:style style:name="ro6" style:family="table-row">
      <style:table-row-properties style:row-height="12.8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3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4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9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 style:data-style-name="N41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7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8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1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33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34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35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37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39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40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  <style:text-properties fo:color="#000000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43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44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45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46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pt"/>
      <style:text-properties fo:color="#000000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pt"/>
      <style:text-properties fo:color="#000000"/>
    </style:style>
    <style:style style:name="ce48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pt"/>
      <style:text-properties fo:color="#000000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ce50" style:family="table-cell" style:parent-style-name="Default" style:data-style-name="N37">
      <style:table-cell-properties fo:background-color="#00ffff" style:text-align-source="fix" style:repeat-content="false" fo:border="0.06pt solid #000000" style:vertical-align="top"/>
      <style:paragraph-properties fo:text-align="center" fo:margin-left="0pt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52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5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style:text-underline-style="none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underline-style="none"/>
    </style:style>
    <style:style style:name="ce5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fo:color="#000000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ackground-color="#00ffff" fo:border="0.06pt solid #000000"/>
    </style:style>
    <style:style style:name="ce60" style:family="table-cell" style:parent-style-name="Default">
      <style:table-cell-properties fo:background-color="#00ff00" fo:border="0.06pt solid #000000"/>
    </style:style>
    <style:style style:name="ce61" style:family="table-cell" style:parent-style-name="Default">
      <style:table-cell-properties fo:background-color="#00ff00" fo:border="0.06pt solid #000000"/>
      <style:text-properties fo:color="#000000"/>
    </style:style>
    <style:style style:name="ce62" style:family="table-cell" style:parent-style-name="Default">
      <style:table-cell-properties fo:background-color="transparent" fo:border="0.06pt solid #000000"/>
      <style:text-properties fo:color="#000000"/>
    </style:style>
    <style:style style:name="ce6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00ff00" fo:border="0.06pt solid #000000"/>
      <style:text-properties fo:color="#000000"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00ffff"/>
    </style:style>
    <style:style style:name="ce66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1"/>
        <table:table-column table:style-name="co2" table:default-cell-style-name="ce20"/>
        <table:table-column table:style-name="co3" table:default-cell-style-name="ce11"/>
        <table:table-column table:style-name="co4" table:default-cell-style-name="ce20"/>
        <table:table-column table:style-name="co5" table:default-cell-style-name="ce11"/>
        <table:table-column table:style-name="co6" table:default-cell-style-name="ce20"/>
        <table:table-column table:style-name="co7" table:default-cell-style-name="ce11"/>
        <table:table-column table:style-name="co8" table:default-cell-style-name="ce20"/>
        <table:table-column table:style-name="co9" table:default-cell-style-name="ce11"/>
        <table:table-column table:style-name="co10" table:default-cell-style-name="ce20"/>
        <table:table-column table:style-name="co11" table:default-cell-style-name="ce11"/>
        <table:table-column table:style-name="co12" table:default-cell-style-name="ce20"/>
        <table:table-column table:style-name="co11" table:default-cell-style-name="ce11"/>
        <table:table-column table:style-name="co12" table:default-cell-style-name="ce20"/>
        <table:table-column table:style-name="co13" table:default-cell-style-name="ce11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number-columns-repeated="2" table:default-cell-style-name="ce20"/>
        <table:table-column table:style-name="co18" table:default-cell-style-name="ce11"/>
        <table:table-column table:style-name="co3" table:default-cell-style-name="ce11"/>
        <table:table-column table:style-name="co18" table:number-columns-repeated="1001" table:default-cell-style-name="ce11"/>
        <table:table-row table:style-name="ro1">
          <table:table-cell table:style-name="ce1" office:value-type="string" calcext:value-type="string">
            <text:p>20130521(3)</text:p>
          </table:table-cell>
          <table:table-cell table:style-name="ce12"/>
          <table:table-cell table:style-name="ce21"/>
          <table:table-cell table:style-name="ce22"/>
          <table:table-cell table:style-name="ce25"/>
          <table:table-cell table:style-name="ce28"/>
          <table:table-cell table:style-name="ce29"/>
          <table:table-cell table:style-name="ce13"/>
          <table:table-cell table:style-name="ce7"/>
          <table:table-cell table:style-name="ce23"/>
          <table:table-cell table:style-name="ce29"/>
          <table:table-cell table:style-name="ce13"/>
          <table:table-cell table:style-name="ce7"/>
          <table:table-cell table:style-name="ce23"/>
          <table:table-cell table:style-name="ce26"/>
          <table:table-cell table:style-name="ce24" table:number-columns-repeated="4"/>
          <table:table-cell table:style-name="ce34"/>
          <table:table-cell table:style-name="ce13"/>
          <table:table-cell table:style-name="ce7"/>
          <table:table-cell table:style-name="ce42"/>
          <table:table-cell table:style-name="ce7" table:number-columns-repeated="10"/>
          <table:table-cell table:style-name="ce58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-B</text:p>
          </table:table-cell>
          <table:covered-table-cell table:style-name="ce13"/>
          <table:covered-table-cell table:style-name="ce7"/>
          <table:covered-table-cell table:style-name="ce23"/>
          <table:table-cell table:style-name="ce26" office:value-type="string" calcext:value-type="string" table:number-columns-spanned="2" table:number-rows-spanned="1">
            <text:p>EUVI-B</text:p>
          </table:table-cell>
          <table:covered-table-cell table:style-name="ce24"/>
          <table:table-cell table:style-name="ce30" office:value-type="string" calcext:value-type="string" table:number-columns-spanned="4" table:number-rows-spanned="1">
            <text:p>LASCO</text:p>
          </table:table-cell>
          <table:covered-table-cell table:style-name="ce13"/>
          <table:covered-table-cell table:style-name="ce7"/>
          <table:covered-table-cell table:style-name="ce23"/>
          <table:table-cell table:style-name="ce30" office:value-type="string" calcext:value-type="string" table:number-columns-spanned="4" table:number-rows-spanned="1">
            <text:p>COR-A</text:p>
          </table:table-cell>
          <table:covered-table-cell table:style-name="ce13"/>
          <table:covered-table-cell table:style-name="ce7"/>
          <table:covered-table-cell table:style-name="ce23"/>
          <table:table-cell table:style-name="ce26" office:value-type="string" calcext:value-type="string" table:number-columns-spanned="2" table:number-rows-spanned="1">
            <text:p>EUVI-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IA</text:p>
          </table:table-cell>
          <table:covered-table-cell table:style-name="ce24"/>
          <table:table-cell table:style-name="ce24" office:value-type="string" calcext:value-type="string" table:number-columns-spanned="11" table:number-rows-spanned="1">
            <text:p>GCS parameters</text:p>
          </table:table-cell>
          <table:covered-table-cell table:style-name="ce35" office:value-type="string" calcext:value-type="string">
            <text:p>GCS parameters</text:p>
          </table:covered-table-cell>
          <table:covered-table-cell table:style-name="ce13"/>
          <table:covered-table-cell table:style-name="ce7"/>
          <table:covered-table-cell table:style-name="ce42"/>
          <table:covered-table-cell table:number-columns-repeated="6" table:style-name="ce7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7"/>
          <table:table-cell table:style-name="ce58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4" office:value-type="string" calcext:value-type="string">
            <text:p>Filename</text:p>
          </table:table-cell>
          <table:table-cell table:style-name="ce26" office:value-type="string" calcext:value-type="string">
            <text:p>Time EUVI-B</text:p>
          </table:table-cell>
          <table:table-cell table:style-name="ce24" office:value-type="string" calcext:value-type="string">
            <text:p>Filename</text:p>
          </table:table-cell>
          <table:table-cell table:style-name="ce30" office:value-type="string" calcext:value-type="string">
            <text:p>Time LASCO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4" office:value-type="string" calcext:value-type="string">
            <text:p>Filename</text:p>
          </table:table-cell>
          <table:table-cell table:style-name="ce30" office:value-type="string" calcext:value-type="string">
            <text:p>Time COR-A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4" office:value-type="string" calcext:value-type="string">
            <text:p>Filename</text:p>
          </table:table-cell>
          <table:table-cell table:style-name="ce26" office:value-type="string" calcext:value-type="string">
            <text:p>Time EUVI-A</text:p>
          </table:table-cell>
          <table:table-cell table:style-name="ce24" office:value-type="string" calcext:value-type="string">
            <text:p>Filename</text:p>
          </table:table-cell>
          <table:table-cell table:style-name="ce24" office:value-type="string" calcext:value-type="string">
            <text:p>Time AIA</text:p>
          </table:table-cell>
          <table:table-cell table:style-name="ce24" office:value-type="string" calcext:value-type="string">
            <text:p>Filename</text:p>
          </table:table-cell>
          <table:table-cell table:style-name="ce24" office:value-type="string" calcext:value-type="string">
            <text:p>Replace EUVI with AIA? (y/n &amp; which)</text:p>
          </table:table-cell>
          <table:table-cell table:style-name="ce35" office:value-type="string" calcext:value-type="string">
            <text:p>which COR</text:p>
          </table:table-cell>
          <table:table-cell table:style-name="ce14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58" table:number-columns-repeated="9"/>
          <table:table-cell table:number-columns-repeated="982"/>
        </table:table-row>
        <table:table-row table:style-name="ro4">
          <table:table-cell table:style-name="ce3"/>
          <table:table-cell table:style-name="ce14" office:value-type="string" calcext:value-type="string">
            <text:p>20130521_224000_04c1B.fts</text:p>
          </table:table-cell>
          <table:table-cell table:style-name="ce8"/>
          <table:table-cell table:style-name="ce7" office:value-type="string" calcext:value-type="string">
            <text:p>20130521_223000_04c1B.fts</text:p>
          </table:table-cell>
          <table:table-cell table:style-name="ce3"/>
          <table:table-cell table:style-name="ce14" office:value-type="string" calcext:value-type="string">
            <text:p>20130521_220030_14euB.fts</text:p>
          </table:table-cell>
          <table:table-cell table:style-name="ce3" office:value-type="time" office:time-value="PT21H27M00S" calcext:value-type="time">
            <text:p>21:27:00</text:p>
          </table:table-cell>
          <table:table-cell table:style-name="ce14" office:value-type="string" calcext:value-type="string">
            <text:p>26460062.fts</text:p>
          </table:table-cell>
          <table:table-cell table:style-name="ce3" office:value-type="time" office:time-value="PT21H11M00S" calcext:value-type="time">
            <text:p>21:11:00</text:p>
          </table:table-cell>
          <table:table-cell table:style-name="ce14" office:value-type="string" calcext:value-type="string">
            <text:p>26460061.fts</text:p>
          </table:table-cell>
          <table:table-cell table:style-name="ce3"/>
          <table:table-cell table:style-name="ce11"/>
          <table:table-cell/>
          <table:table-cell table:style-name="ce11"/>
          <table:table-cell table:style-name="ce3"/>
          <table:table-cell table:style-name="ce14" office:value-type="string" calcext:value-type="string">
            <text:p>20130521_220030_14euA.fts</text:p>
          </table:table-cell>
          <table:table-cell table:style-name="ce14"/>
          <table:table-cell table:style-name="ce14" office:value-type="string" calcext:value-type="string">
            <text:p>AIA20130521_221006_0193.fits</text:p>
          </table:table-cell>
          <table:table-cell table:style-name="ce14" office:value-type="string" calcext:value-type="string">
            <text:p>y B</text:p>
          </table:table-cell>
          <table:table-cell table:style-name="Default" table:number-columns-repeated="4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5">
          <table:table-cell table:style-name="ce4"/>
          <table:table-cell table:style-name="ce15" office:value-type="string" calcext:value-type="string">
            <text:p>20130521_214000_04c1B.fts</text:p>
          </table:table-cell>
          <table:table-cell table:style-name="ce4"/>
          <table:table-cell table:style-name="ce15" office:value-type="string" calcext:value-type="string">
            <text:p>20130521_213000_0B4c1B.fts</text:p>
          </table:table-cell>
          <table:table-cell table:style-name="ce4"/>
          <table:table-cell table:style-name="ce15"/>
          <table:table-cell table:style-name="ce4" office:value-type="time" office:time-value="PT21H38M00S" calcext:value-type="time">
            <text:p>21:38:00</text:p>
          </table:table-cell>
          <table:table-cell table:style-name="ce15" office:value-type="string" calcext:value-type="string">
            <text:p>26460063.fts</text:p>
          </table:table-cell>
          <table:table-cell table:style-name="ce4" office:value-type="time" office:time-value="PT21H27M00S" calcext:value-type="time">
            <text:p>21:27:00</text:p>
          </table:table-cell>
          <table:table-cell table:style-name="ce15" office:value-type="string" calcext:value-type="string">
            <text:p>26460062.fts</text:p>
          </table:table-cell>
          <table:table-cell table:style-name="ce4"/>
          <table:table-cell table:style-name="ce15" office:value-type="string" calcext:value-type="string">
            <text:p>20130521_214000_04c1A.fts</text:p>
          </table:table-cell>
          <table:table-cell table:style-name="ce4"/>
          <table:table-cell table:style-name="ce15" office:value-type="string" calcext:value-type="string">
            <text:p>20130521_213000_04c1A.fts</text:p>
          </table:table-cell>
          <table:table-cell table:style-name="ce4"/>
          <table:table-cell table:style-name="ce15" table:number-columns-repeated="4"/>
          <table:table-cell table:style-name="ce36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&quot;PRO FMwLASCO&quot; &amp; [.$A$1] &amp; [.V5] &amp; CHAR(10) &amp; &quot;@gcs_config&quot; &amp; CHAR(10) &amp; &quot;;To load images from CORs A&amp;B plus LASCO and call rtsccguicloud with forward model from Thernisien et al. (2009)&quot; &amp; CHAR(10) &amp; &quot;SAVE_FILE=GCSD_PATH+'/GCS_20130521(3)/&quot; &amp; [.V5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3)1&#10;@gcs_config&#10;;To load images from CORs A&amp;B plus LASCO and call rtsccguicloud with forward model from Thernisien et al. (2009)&#10;SAVE_FILE=GCSD_PATH+'/GCS_20130521(3)/1.sav'&#10;secchipath='/home/hebe/data/stereo/secchi/L0'&#10;lascopath='/home/hebe/data/soho/lasco/level_1/c2'&#10;;opens images of interest and backgrounds&#10;;SECCHI A&#10;ima=sccreadfits(secchipath+'/a/seq/cor1/20130521(3)/preped/20130521_214000_04c1A.fts', hdreventa)&#10;imaprev=sccreadfits(secchipath+'/a/seq/cor1/20130521(3)/preped/20130521_213000_04c1A.fts',hdreventpa)&#10;;SECCHI B&#10;imb=sccreadfits(secchipath+'/b/seq/cor1/20130521(3)/preped/20130521_214000_04c1B.fts', hdreventb)&#10;imbprev=sccreadfits(secchipath+'/b/seq/cor1/20130521(3)/preped/20130521_21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1(3)/26460063.fts', lasco1hdr);+'/C3/L0/20130328/32334111.fts', lasco1hdr)&#10;lasco0=readfits(lascopath+'/20130521(3)/2646006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3)/preped/20130521_220030_14euB.fts', heuvib)&#10;imeuvia=sccreadfits(secchipath+'/a/img/euvi/20130521(3)/preped/20130521_220030_14euA.fts', heuvia)&#10;;This one replaces one of the EUVIs for SDO AIA&#10;imeuvib=sccreadfits('/home/hebe/data/sdo/aia/L1/193/20130521(3)/preped/AIA20130521_221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3)1</text:p>
            <text:p>@gcs_config</text:p>
            <text:p>;To load images from CORs A&amp;B plus LASCO and call rtsccguicloud with forward model from Thernisien et al. (2009)</text:p>
            <text:p>SAVE_FILE=GCSD_PATH+'/GCS_20130521(3)/1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1(3)/preped/20130521_214000_04c1A.fts', hdreventa)</text:p>
            <text:p>imaprev=sccreadfits(secchipath+'/a/seq/cor1/20130521(3)/preped/20130521_213000_04c1A.fts',hdreventpa)</text:p>
            <text:p>;SECCHI B</text:p>
            <text:p>imb=sccreadfits(secchipath+'/b/seq/cor1/20130521(3)/preped/20130521_214000_04c1B.fts', hdreventb)</text:p>
            <text:p>imbprev=sccreadfits(secchipath+'/b/seq/cor1/20130521(3)/preped/20130521_21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1(3)/26460063.fts', lasco1hdr);+'/C3/L0/20130328/32334111.fts', lasco1hdr)</text:p>
            <text:p>lasco0=readfits(lascopath+'/20130521(3)/2646006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3)/preped/20130521_220030_14euB.fts', heuvib)</text:p>
            <text:p>imeuvia=sccreadfits(secchipath+'/a/img/euvi/20130521(3)/preped/20130521_220030_14euA.fts', heuvia)</text:p>
            <text:p>;This one replaces one of the EUVIs for SDO AIA</text:p>
            <text:p>imeuvib=sccreadfits('/home/hebe/data/sdo/aia/L1/193/20130521(3)/preped/AIA20130521_221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50"/>
          <table:table-cell table:style-name="ce37" table:number-columns-repeated="4"/>
          <table:table-cell table:style-name="ce53" table:number-columns-repeated="5"/>
          <table:table-cell table:style-name="ce59" table:number-columns-repeated="9"/>
          <table:table-cell table:style-name="ce65" table:number-columns-repeated="982"/>
        </table:table-row>
        <table:table-row table:style-name="ro5">
          <table:table-cell table:style-name="ce3"/>
          <table:table-cell table:style-name="ce14" office:value-type="string" calcext:value-type="string">
            <text:p>20130521_215000_04c1B.fts</text:p>
          </table:table-cell>
          <table:table-cell table:style-name="ce3"/>
          <table:table-cell table:style-name="ce14" office:value-type="string" calcext:value-type="string">
            <text:p>20130521_214000_04c1B.fts</text:p>
          </table:table-cell>
          <table:table-cell table:style-name="ce3"/>
          <table:table-cell table:style-name="ce14"/>
          <table:table-cell table:style-name="ce3" office:value-type="time" office:time-value="PT21H48M00S" calcext:value-type="time">
            <text:p>21:48:00</text:p>
          </table:table-cell>
          <table:table-cell table:style-name="ce14" office:value-type="string" calcext:value-type="string">
            <text:p>26460064.fts</text:p>
          </table:table-cell>
          <table:table-cell table:style-name="ce3" office:value-type="time" office:time-value="PT21H38M00S" calcext:value-type="time">
            <text:p>21:38:00</text:p>
          </table:table-cell>
          <table:table-cell table:style-name="ce14" office:value-type="string" calcext:value-type="string">
            <text:p>26460063.fts</text:p>
          </table:table-cell>
          <table:table-cell table:style-name="ce3"/>
          <table:table-cell table:style-name="ce14" office:value-type="string" calcext:value-type="string">
            <text:p>20130521_215000_04c1A.fts</text:p>
          </table:table-cell>
          <table:table-cell table:style-name="ce3"/>
          <table:table-cell table:style-name="ce14" office:value-type="string" calcext:value-type="string">
            <text:p>20130521_214000_04c1A.fts</text:p>
          </table:table-cell>
          <table:table-cell table:style-name="ce3"/>
          <table:table-cell table:style-name="ce14" table:number-columns-repeated="4"/>
          <table:table-cell table:style-name="ce18" office:value-type="string" calcext:value-type="string">
            <text:p>cor1</text:p>
          </table:table-cell>
          <table:table-cell table:style-name="ce14"/>
          <table:table-cell table:style-name="ce38"/>
          <table:table-cell table:style-name="ce44"/>
          <table:table-cell table:style-name="ce51"/>
          <table:table-cell table:style-name="ce38" table:number-columns-repeated="4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5">
          <table:table-cell table:style-name="ce5"/>
          <table:table-cell table:style-name="ce5" office:value-type="string" calcext:value-type="string">
            <text:p>20130521_220000_04c1B.fts</text:p>
          </table:table-cell>
          <table:table-cell table:style-name="ce5"/>
          <table:table-cell table:style-name="ce16" office:value-type="string" calcext:value-type="string">
            <text:p>20130521_215000_04c1B.fts</text:p>
          </table:table-cell>
          <table:table-cell table:style-name="ce9"/>
          <table:table-cell table:style-name="ce16"/>
          <table:table-cell table:style-name="ce9" office:value-type="time" office:time-value="PT21H59M00S" calcext:value-type="time">
            <text:p>21:59:00</text:p>
          </table:table-cell>
          <table:table-cell table:style-name="ce16" office:value-type="string" calcext:value-type="string">
            <text:p>26460065.fts</text:p>
          </table:table-cell>
          <table:table-cell table:style-name="ce9" office:value-type="time" office:time-value="PT21H48M00S" calcext:value-type="time">
            <text:p>21:48:00</text:p>
          </table:table-cell>
          <table:table-cell table:style-name="ce16" office:value-type="string" calcext:value-type="string">
            <text:p>26460064.fts</text:p>
          </table:table-cell>
          <table:table-cell table:style-name="ce5"/>
          <table:table-cell table:style-name="ce16" office:value-type="string" calcext:value-type="string">
            <text:p>20130521_220000_04c1A.fts</text:p>
          </table:table-cell>
          <table:table-cell table:style-name="ce9"/>
          <table:table-cell table:style-name="ce16" office:value-type="string" calcext:value-type="string">
            <text:p>20130521_215000_04c1A.fts</text:p>
          </table:table-cell>
          <table:table-cell table:style-name="ce9"/>
          <table:table-cell table:style-name="ce16" table:number-columns-repeated="4"/>
          <table:table-cell table:style-name="ce17" office:value-type="string" calcext:value-type="string">
            <text:p>cor1</text:p>
          </table:table-cell>
          <table:table-cell table:style-name="ce16"/>
          <table:table-cell table:style-name="ce39" office:value-type="float" office:value="2" calcext:value-type="float">
            <text:p>2</text:p>
          </table:table-cell>
          <table:table-cell table:style-name="ce45" table:formula="of:=&quot;PRO FMwLASCO&quot; &amp; [.$A$1] &amp; [.V7] &amp; CHAR(10) &amp; &quot;@gcs_config&quot; &amp; CHAR(10) &amp; &quot;;To load images from CORs A&amp;B plus LASCO and call rtsccguicloud with forward model from Thernisien et al. (2009)&quot; &amp; CHAR(10) &amp; &quot;SAVE_FILE=GCSD_PATH+'/GCS_20130521(3)/&quot; &amp; [.V7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3)2&#10;@gcs_config&#10;;To load images from CORs A&amp;B plus LASCO and call rtsccguicloud with forward model from Thernisien et al. (2009)&#10;SAVE_FILE=GCSD_PATH+'/GCS_20130521(3)/2.sav'&#10;secchipath='/home/hebe/data/stereo/secchi/L0'&#10;lascopath='/home/hebe/data/soho/lasco/level_1/c2'&#10;;opens images of interest and backgrounds&#10;;SECCHI A&#10;ima=sccreadfits(secchipath+'/a/seq/cor1/20130521(3)/preped/20130521_220000_04c1A.fts', hdreventa)&#10;imaprev=sccreadfits(secchipath+'/a/seq/cor1/20130521(3)/preped/20130521_215000_04c1A.fts',hdreventpa)&#10;;SECCHI B&#10;imb=sccreadfits(secchipath+'/b/seq/cor1/20130521(3)/preped/20130521_220000_04c1B.fts', hdreventb)&#10;imbprev=sccreadfits(secchipath+'/b/seq/cor1/20130521(3)/preped/20130521_215000_0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1(3)/26460065.fts', lasco1hdr);+'/C3/L0/20130328/32334111.fts', lasco1hdr)&#10;lasco0=readfits(lascopath+'/20130521(3)/2646006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3)/preped/20130521_220030_14euB.fts', heuvib)&#10;imeuvia=sccreadfits(secchipath+'/a/img/euvi/20130521(3)/preped/20130521_220030_14euA.fts', heuvia)&#10;;This one replaces one of the EUVIs for SDO AIA&#10;imeuvib=sccreadfits('/home/hebe/data/sdo/aia/L1/193/20130521(3)/preped/AIA20130521_221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3)2</text:p>
            <text:p>@gcs_config</text:p>
            <text:p>;To load images from CORs A&amp;B plus LASCO and call rtsccguicloud with forward model from Thernisien et al. (2009)</text:p>
            <text:p>SAVE_FILE=GCSD_PATH+'/GCS_20130521(3)/2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1(3)/preped/20130521_220000_04c1A.fts', hdreventa)</text:p>
            <text:p>imaprev=sccreadfits(secchipath+'/a/seq/cor1/20130521(3)/preped/20130521_215000_04c1A.fts',hdreventpa)</text:p>
            <text:p>;SECCHI B</text:p>
            <text:p>imb=sccreadfits(secchipath+'/b/seq/cor1/20130521(3)/preped/20130521_220000_04c1B.fts', hdreventb)</text:p>
            <text:p>imbprev=sccreadfits(secchipath+'/b/seq/cor1/20130521(3)/preped/20130521_215000_0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1(3)/26460065.fts', lasco1hdr);+'/C3/L0/20130328/32334111.fts', lasco1hdr)</text:p>
            <text:p>lasco0=readfits(lascopath+'/20130521(3)/2646006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3)/preped/20130521_220030_14euB.fts', heuvib)</text:p>
            <text:p>imeuvia=sccreadfits(secchipath+'/a/img/euvi/20130521(3)/preped/20130521_220030_14euA.fts', heuvia)</text:p>
            <text:p>;This one replaces one of the EUVIs for SDO AIA</text:p>
            <text:p>imeuvib=sccreadfits('/home/hebe/data/sdo/aia/L1/193/20130521(3)/preped/AIA20130521_221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52"/>
          <table:table-cell table:style-name="ce39" table:number-columns-repeated="4"/>
          <table:table-cell table:style-name="ce5" table:number-columns-repeated="5"/>
          <table:table-cell table:style-name="ce60" table:number-columns-repeated="9"/>
          <table:table-cell table:style-name="ce66" table:number-columns-repeated="982"/>
        </table:table-row>
        <table:table-row table:style-name="ro5">
          <table:table-cell table:style-name="ce3"/>
          <table:table-cell table:style-name="ce14" office:value-type="string" calcext:value-type="string">
            <text:p>20130521_221000_04c1B.fts</text:p>
          </table:table-cell>
          <table:table-cell table:style-name="ce3"/>
          <table:table-cell table:style-name="ce7" office:value-type="string" calcext:value-type="string">
            <text:p>20130521_220000_04c1B.fts</text:p>
          </table:table-cell>
          <table:table-cell table:style-name="ce3"/>
          <table:table-cell table:style-name="ce14"/>
          <table:table-cell table:style-name="ce3" office:value-type="time" office:time-value="PT22H11M00S" calcext:value-type="time">
            <text:p>22:11:00</text:p>
          </table:table-cell>
          <table:table-cell table:style-name="ce14" office:value-type="string" calcext:value-type="string">
            <text:p>26460066.fts</text:p>
          </table:table-cell>
          <table:table-cell table:style-name="ce3" office:value-type="time" office:time-value="PT21H59M00S" calcext:value-type="time">
            <text:p>21:59:00</text:p>
          </table:table-cell>
          <table:table-cell table:style-name="ce14" office:value-type="string" calcext:value-type="string">
            <text:p>26460065.fts</text:p>
          </table:table-cell>
          <table:table-cell table:style-name="ce3"/>
          <table:table-cell table:style-name="ce7" office:value-type="string" calcext:value-type="string">
            <text:p>20130521_221000_04c1A.fts</text:p>
          </table:table-cell>
          <table:table-cell table:style-name="ce7"/>
          <table:table-cell table:style-name="ce14" office:value-type="string" calcext:value-type="string">
            <text:p>20130521_220000_04c1A.fts</text:p>
          </table:table-cell>
          <table:table-cell table:style-name="ce3"/>
          <table:table-cell table:style-name="ce14" table:number-columns-repeated="4"/>
          <table:table-cell table:style-name="ce18" office:value-type="string" calcext:value-type="string">
            <text:p>cor1</text:p>
          </table:table-cell>
          <table:table-cell table:style-name="ce14"/>
          <table:table-cell table:style-name="ce38"/>
          <table:table-cell table:style-name="ce44"/>
          <table:table-cell table:style-name="ce51"/>
          <table:table-cell table:style-name="ce38" table:number-columns-repeated="4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5">
          <table:table-cell table:style-name="ce6"/>
          <table:table-cell table:style-name="ce16" office:value-type="string" calcext:value-type="string">
            <text:p>20130521_222000_04c1B.fts</text:p>
          </table:table-cell>
          <table:table-cell table:style-name="ce9"/>
          <table:table-cell table:style-name="ce16" office:value-type="string" calcext:value-type="string">
            <text:p>20130521_221000_04c1B.fts</text:p>
          </table:table-cell>
          <table:table-cell table:style-name="ce9"/>
          <table:table-cell table:style-name="ce16"/>
          <table:table-cell table:style-name="ce9" office:value-type="time" office:time-value="PT22H23M00S" calcext:value-type="time">
            <text:p>22:23:00</text:p>
          </table:table-cell>
          <table:table-cell table:style-name="ce16" office:value-type="string" calcext:value-type="string">
            <text:p>26460067.fts</text:p>
          </table:table-cell>
          <table:table-cell table:style-name="ce9" office:value-type="time" office:time-value="PT22H11M00S" calcext:value-type="time">
            <text:p>22:11:00</text:p>
          </table:table-cell>
          <table:table-cell table:style-name="ce16" office:value-type="string" calcext:value-type="string">
            <text:p>26460066.fts</text:p>
          </table:table-cell>
          <table:table-cell table:style-name="ce9"/>
          <table:table-cell table:style-name="ce16" office:value-type="string" calcext:value-type="string">
            <text:p>20130521_222000_04c1A.fts</text:p>
          </table:table-cell>
          <table:table-cell table:style-name="ce9"/>
          <table:table-cell table:style-name="ce5" office:value-type="string" calcext:value-type="string">
            <text:p>20130521_221000_04c1A.fts</text:p>
          </table:table-cell>
          <table:table-cell table:style-name="ce9"/>
          <table:table-cell table:style-name="ce16" table:number-columns-repeated="4"/>
          <table:table-cell table:style-name="ce17" office:value-type="string" calcext:value-type="string">
            <text:p>cor1</text:p>
          </table:table-cell>
          <table:table-cell table:style-name="ce16"/>
          <table:table-cell table:style-name="ce39" office:value-type="float" office:value="3" calcext:value-type="float">
            <text:p>3</text:p>
          </table:table-cell>
          <table:table-cell table:style-name="ce45" table:formula="of:=&quot;PRO FMwLASCO&quot; &amp; [.$A$1] &amp; [.V9] &amp; CHAR(10) &amp; &quot;@gcs_config&quot; &amp; CHAR(10) &amp; &quot;;To load images from CORs A&amp;B plus LASCO and call rtsccguicloud with forward model from Thernisien et al. (2009)&quot; &amp; CHAR(10) &amp; &quot;SAVE_FILE=GCSD_PATH+'/GCS_20130521(3)/&quot; &amp; [.V9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9] &amp; &quot;', hdreventa)&quot; &amp; CHAR(10) &amp; &quot;imaprev=sccreadfits(secchipath+'/a/seq/cor1/&quot; &amp; [.$A$1] &amp; &quot;/preped/&quot; &amp; [.N9] &amp; &quot;',hdreventpa)&quot; &amp; CHAR(10) &amp; &quot;;SECCHI B&quot; &amp; CHAR(10) &amp; &quot;imb=sccreadfits(secchipath+'/b/seq/cor1/&quot; &amp; [.$A$1] &amp; &quot;/preped/&quot; &amp; [.B9] &amp; &quot;', hdreventb)&quot; &amp; CHAR(10) &amp; &quot;imbprev=sccreadfits(secchipath+'/b/seq/cor1/&quot; &amp; [.$A$1] &amp; &quot;/preped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3)3&#10;@gcs_config&#10;;To load images from CORs A&amp;B plus LASCO and call rtsccguicloud with forward model from Thernisien et al. (2009)&#10;SAVE_FILE=GCSD_PATH+'/GCS_20130521(3)/3.sav'&#10;secchipath='/home/hebe/data/stereo/secchi/L0'&#10;lascopath='/home/hebe/data/soho/lasco/level_1/c2'&#10;;opens images of interest and backgrounds&#10;;SECCHI A&#10;ima=sccreadfits(secchipath+'/a/seq/cor1/20130521(3)/preped/20130521_222000_04c1A.fts', hdreventa)&#10;imaprev=sccreadfits(secchipath+'/a/seq/cor1/20130521(3)/preped/20130521_221000_04c1A.fts',hdreventpa)&#10;;SECCHI B&#10;imb=sccreadfits(secchipath+'/b/seq/cor1/20130521(3)/preped/20130521_222000_04c1B.fts', hdreventb)&#10;imbprev=sccreadfits(secchipath+'/b/seq/cor1/20130521(3)/preped/20130521_221000_0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1(3)/26460067.fts', lasco1hdr);+'/C3/L0/20130328/32334111.fts', lasco1hdr)&#10;lasco0=readfits(lascopath+'/20130521(3)/2646006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3)/preped/20130521_220030_14euB.fts', heuvib)&#10;imeuvia=sccreadfits(secchipath+'/a/img/euvi/20130521(3)/preped/20130521_220030_14euA.fts', heuvia)&#10;;This one replaces one of the EUVIs for SDO AIA&#10;imeuvib=sccreadfits('/home/hebe/data/sdo/aia/L1/193/20130521(3)/preped/AIA20130521_221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3)3</text:p>
            <text:p>@gcs_config</text:p>
            <text:p>;To load images from CORs A&amp;B plus LASCO and call rtsccguicloud with forward model from Thernisien et al. (2009)</text:p>
            <text:p>SAVE_FILE=GCSD_PATH+'/GCS_20130521(3)/3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1(3)/preped/20130521_222000_04c1A.fts', hdreventa)</text:p>
            <text:p>imaprev=sccreadfits(secchipath+'/a/seq/cor1/20130521(3)/preped/20130521_221000_04c1A.fts',hdreventpa)</text:p>
            <text:p>;SECCHI B</text:p>
            <text:p>imb=sccreadfits(secchipath+'/b/seq/cor1/20130521(3)/preped/20130521_222000_04c1B.fts', hdreventb)</text:p>
            <text:p>imbprev=sccreadfits(secchipath+'/b/seq/cor1/20130521(3)/preped/20130521_221000_0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1(3)/26460067.fts', lasco1hdr);+'/C3/L0/20130328/32334111.fts', lasco1hdr)</text:p>
            <text:p>lasco0=readfits(lascopath+'/20130521(3)/2646006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3)/preped/20130521_220030_14euB.fts', heuvib)</text:p>
            <text:p>imeuvia=sccreadfits(secchipath+'/a/img/euvi/20130521(3)/preped/20130521_220030_14euA.fts', heuvia)</text:p>
            <text:p>;This one replaces one of the EUVIs for SDO AIA</text:p>
            <text:p>imeuvib=sccreadfits('/home/hebe/data/sdo/aia/L1/193/20130521(3)/preped/AIA20130521_221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52"/>
          <table:table-cell table:style-name="ce39" table:number-columns-repeated="4"/>
          <table:table-cell table:style-name="ce54"/>
          <table:table-cell table:style-name="ce5" table:number-columns-repeated="4"/>
          <table:table-cell table:style-name="ce60" table:number-columns-repeated="9"/>
          <table:table-cell table:style-name="ce66" table:number-columns-repeated="982"/>
        </table:table-row>
        <table:table-row table:style-name="ro5">
          <table:table-cell table:style-name="ce7"/>
          <table:table-cell table:style-name="ce7" office:value-type="string" calcext:value-type="string">
            <text:p>20130521_223000_04c1B.fts</text:p>
          </table:table-cell>
          <table:table-cell table:style-name="ce7"/>
          <table:table-cell table:style-name="ce14" office:value-type="string" calcext:value-type="string">
            <text:p>20130521_222000_04c1B.fts</text:p>
          </table:table-cell>
          <table:table-cell table:style-name="ce3"/>
          <table:table-cell table:style-name="ce14"/>
          <table:table-cell table:style-name="ce3" office:value-type="time" office:time-value="PT22H35M00S" calcext:value-type="time">
            <text:p>22:35:00</text:p>
          </table:table-cell>
          <table:table-cell table:style-name="ce14" office:value-type="string" calcext:value-type="string">
            <text:p>26460068.fts</text:p>
          </table:table-cell>
          <table:table-cell table:style-name="ce3" office:value-type="time" office:time-value="PT22H23M00S" calcext:value-type="time">
            <text:p>22:23:00</text:p>
          </table:table-cell>
          <table:table-cell table:style-name="ce14" office:value-type="string" calcext:value-type="string">
            <text:p>26460067.fts</text:p>
          </table:table-cell>
          <table:table-cell table:style-name="ce7"/>
          <table:table-cell table:style-name="ce14" office:value-type="string" calcext:value-type="string">
            <text:p>20130521_223000_04c1A.fts</text:p>
          </table:table-cell>
          <table:table-cell table:style-name="ce3"/>
          <table:table-cell table:style-name="ce14" office:value-type="string" calcext:value-type="string">
            <text:p>20130521_222000_04c1A.fts</text:p>
          </table:table-cell>
          <table:table-cell table:style-name="ce3"/>
          <table:table-cell table:style-name="ce14" table:number-columns-repeated="4"/>
          <table:table-cell table:style-name="ce18" office:value-type="string" calcext:value-type="string">
            <text:p>cor1</text:p>
          </table:table-cell>
          <table:table-cell table:style-name="ce14"/>
          <table:table-cell table:style-name="ce38"/>
          <table:table-cell table:style-name="ce44"/>
          <table:table-cell table:style-name="ce51"/>
          <table:table-cell table:style-name="ce38" table:number-columns-repeated="4"/>
          <table:table-cell table:style-name="ce55"/>
          <table:table-cell table:style-name="ce7" table:number-columns-repeated="4"/>
          <table:table-cell table:style-name="ce58" table:number-columns-repeated="9"/>
          <table:table-cell table:number-columns-repeated="982"/>
        </table:table-row>
        <table:table-row table:style-name="ro5">
          <table:table-cell table:style-name="ce6"/>
          <table:table-cell table:style-name="ce17" office:value-type="string" calcext:value-type="string">
            <text:p>20130521_231000_04c1B.fts</text:p>
          </table:table-cell>
          <table:table-cell table:style-name="ce6"/>
          <table:table-cell table:style-name="ce5" office:value-type="string" calcext:value-type="string">
            <text:p>20130521_230000_04c1B.fts</text:p>
          </table:table-cell>
          <table:table-cell table:style-name="ce6"/>
          <table:table-cell table:style-name="ce17"/>
          <table:table-cell table:style-name="ce6" office:value-type="time" office:time-value="PT23H11M00S" calcext:value-type="time">
            <text:p>23:11:00</text:p>
          </table:table-cell>
          <table:table-cell table:style-name="ce16" office:value-type="string" calcext:value-type="string">
            <text:p>26460069.fts</text:p>
          </table:table-cell>
          <table:table-cell table:style-name="ce9" office:value-type="time" office:time-value="PT22H35M00S" calcext:value-type="time">
            <text:p>22:35:00</text:p>
          </table:table-cell>
          <table:table-cell table:style-name="ce16" office:value-type="string" calcext:value-type="string">
            <text:p>26460068.fts</text:p>
          </table:table-cell>
          <table:table-cell table:style-name="ce9"/>
          <table:table-cell table:style-name="ce5" office:value-type="string" calcext:value-type="string">
            <text:p>20130521_231000_04c1A.fts</text:p>
          </table:table-cell>
          <table:table-cell table:style-name="ce5"/>
          <table:table-cell table:style-name="ce16" office:value-type="string" calcext:value-type="string">
            <text:p>20130521_230000_04c1A.fts</text:p>
          </table:table-cell>
          <table:table-cell table:style-name="ce6"/>
          <table:table-cell table:style-name="ce17" table:number-columns-repeated="4"/>
          <table:table-cell table:style-name="ce17" office:value-type="string" calcext:value-type="string">
            <text:p>cor1</text:p>
          </table:table-cell>
          <table:table-cell table:style-name="ce16"/>
          <table:table-cell table:style-name="ce40" office:value-type="float" office:value="4" calcext:value-type="float">
            <text:p>4</text:p>
          </table:table-cell>
          <table:table-cell table:style-name="ce45" table:formula="of:=&quot;PRO FMwLASCO&quot; &amp; [.$A$1] &amp; [.V11] &amp; CHAR(10) &amp; &quot;@gcs_config&quot; &amp; CHAR(10) &amp; &quot;;To load images from CORs A&amp;B plus LASCO and call rtsccguicloud with forward model from Thernisien et al. (2009)&quot; &amp; CHAR(10) &amp; &quot;SAVE_FILE=GCSD_PATH+'/GCS_20130521(3)/&quot; &amp; [.V11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1] &amp; &quot;', hdreventa)&quot; &amp; CHAR(10) &amp; &quot;imaprev=sccreadfits(secchipath+'/a/seq/cor1/&quot; &amp; [.$A$1] &amp; &quot;/preped/&quot; &amp; [.N11] &amp; &quot;',hdreventpa)&quot; &amp; CHAR(10) &amp; &quot;;SECCHI B&quot; &amp; CHAR(10) &amp; &quot;imb=sccreadfits(secchipath+'/b/seq/cor1/&quot; &amp; [.$A$1] &amp; &quot;/preped/&quot; &amp; [.B11] &amp; &quot;', hdreventb)&quot; &amp; CHAR(10) &amp; &quot;imbprev=sccreadfits(secchipath+'/b/seq/cor1/&quot; &amp; [.$A$1] &amp; &quot;/preped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3)4&#10;@gcs_config&#10;;To load images from CORs A&amp;B plus LASCO and call rtsccguicloud with forward model from Thernisien et al. (2009)&#10;SAVE_FILE=GCSD_PATH+'/GCS_20130521(3)/4.sav'&#10;secchipath='/home/hebe/data/stereo/secchi/L0'&#10;lascopath='/home/hebe/data/soho/lasco/level_1/c2'&#10;;opens images of interest and backgrounds&#10;;SECCHI A&#10;ima=sccreadfits(secchipath+'/a/seq/cor1/20130521(3)/preped/20130521_231000_04c1A.fts', hdreventa)&#10;imaprev=sccreadfits(secchipath+'/a/seq/cor1/20130521(3)/preped/20130521_230000_04c1A.fts',hdreventpa)&#10;;SECCHI B&#10;imb=sccreadfits(secchipath+'/b/seq/cor1/20130521(3)/preped/20130521_231000_04c1B.fts', hdreventb)&#10;imbprev=sccreadfits(secchipath+'/b/seq/cor1/20130521(3)/preped/20130521_230000_0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1(3)/26460069.fts', lasco1hdr);+'/C3/L0/20130328/32334111.fts', lasco1hdr)&#10;lasco0=readfits(lascopath+'/20130521(3)/2646006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3)/preped/20130521_220030_14euB.fts', heuvib)&#10;imeuvia=sccreadfits(secchipath+'/a/img/euvi/20130521(3)/preped/20130521_220030_14euA.fts', heuvia)&#10;;This one replaces one of the EUVIs for SDO AIA&#10;imeuvib=sccreadfits('/home/hebe/data/sdo/aia/L1/193/20130521(3)/preped/AIA20130521_221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3)4</text:p>
            <text:p>@gcs_config</text:p>
            <text:p>;To load images from CORs A&amp;B plus LASCO and call rtsccguicloud with forward model from Thernisien et al. (2009)</text:p>
            <text:p>SAVE_FILE=GCSD_PATH+'/GCS_20130521(3)/4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1(3)/preped/20130521_231000_04c1A.fts', hdreventa)</text:p>
            <text:p>imaprev=sccreadfits(secchipath+'/a/seq/cor1/20130521(3)/preped/20130521_230000_04c1A.fts',hdreventpa)</text:p>
            <text:p>;SECCHI B</text:p>
            <text:p>imb=sccreadfits(secchipath+'/b/seq/cor1/20130521(3)/preped/20130521_231000_04c1B.fts', hdreventb)</text:p>
            <text:p>imbprev=sccreadfits(secchipath+'/b/seq/cor1/20130521(3)/preped/20130521_230000_0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1(3)/26460069.fts', lasco1hdr);+'/C3/L0/20130328/32334111.fts', lasco1hdr)</text:p>
            <text:p>lasco0=readfits(lascopath+'/20130521(3)/2646006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3)/preped/20130521_220030_14euB.fts', heuvib)</text:p>
            <text:p>imeuvia=sccreadfits(secchipath+'/a/img/euvi/20130521(3)/preped/20130521_220030_14euA.fts', heuvia)</text:p>
            <text:p>;This one replaces one of the EUVIs for SDO AIA</text:p>
            <text:p>imeuvib=sccreadfits('/home/hebe/data/sdo/aia/L1/193/20130521(3)/preped/AIA20130521_221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52"/>
          <table:table-cell table:style-name="ce40" table:number-columns-repeated="4"/>
          <table:table-cell table:style-name="ce56" table:number-columns-repeated="5"/>
          <table:table-cell table:style-name="ce61" table:number-columns-repeated="9"/>
          <table:table-cell table:style-name="ce66" table:number-columns-repeated="982"/>
        </table:table-row>
        <table:table-row table:style-name="ro5">
          <table:table-cell table:style-name="ce8"/>
          <table:table-cell table:style-name="ce18" office:value-type="string" calcext:value-type="string">
            <text:p>20130521_232000_04c1B.fts</text:p>
          </table:table-cell>
          <table:table-cell table:style-name="ce8"/>
          <table:table-cell table:style-name="ce18" office:value-type="string" calcext:value-type="string">
            <text:p>20130521_231000_04c1B.fts</text:p>
          </table:table-cell>
          <table:table-cell table:style-name="ce8"/>
          <table:table-cell table:style-name="ce18"/>
          <table:table-cell table:style-name="ce8" office:value-type="time" office:time-value="PT23H23M00S" calcext:value-type="time">
            <text:p>23:23:00</text:p>
          </table:table-cell>
          <table:table-cell table:style-name="ce14" office:value-type="string" calcext:value-type="string">
            <text:p>26460070.fts</text:p>
          </table:table-cell>
          <table:table-cell table:style-name="ce8" office:value-type="time" office:time-value="PT23H11M00S" calcext:value-type="time">
            <text:p>23:11:00</text:p>
          </table:table-cell>
          <table:table-cell table:style-name="ce14" office:value-type="string" calcext:value-type="string">
            <text:p>26460069.fts</text:p>
          </table:table-cell>
          <table:table-cell table:style-name="ce8"/>
          <table:table-cell table:style-name="ce18" office:value-type="string" calcext:value-type="string">
            <text:p>20130521_232000_04c1A.fts</text:p>
          </table:table-cell>
          <table:table-cell table:style-name="ce8"/>
          <table:table-cell table:style-name="ce7" office:value-type="string" calcext:value-type="string">
            <text:p>20130521_231000_04c1A.fts</text:p>
          </table:table-cell>
          <table:table-cell table:style-name="ce8"/>
          <table:table-cell table:style-name="ce18" table:number-columns-repeated="4"/>
          <table:table-cell table:style-name="ce18" office:value-type="string" calcext:value-type="string">
            <text:p>cor1</text:p>
          </table:table-cell>
          <table:table-cell table:style-name="ce14"/>
          <table:table-cell table:style-name="ce41"/>
          <table:table-cell table:style-name="ce44"/>
          <table:table-cell table:style-name="ce51"/>
          <table:table-cell table:style-name="ce41" table:number-columns-repeated="4"/>
          <table:table-cell table:style-name="ce57" table:number-columns-repeated="5"/>
          <table:table-cell table:style-name="ce62" table:number-columns-repeated="9"/>
          <table:table-cell table:number-columns-repeated="982"/>
        </table:table-row>
        <table:table-row table:style-name="ro5">
          <table:table-cell table:style-name="ce5"/>
          <table:table-cell table:style-name="ce16" office:value-type="string" calcext:value-type="string">
            <text:p>20130521_233900_04c2B.fts</text:p>
          </table:table-cell>
          <table:table-cell table:style-name="ce9"/>
          <table:table-cell table:style-name="ce16" office:value-type="string" calcext:value-type="string">
            <text:p>20130521_232400_04c2B.fts</text:p>
          </table:table-cell>
          <table:table-cell table:style-name="ce6"/>
          <table:table-cell table:style-name="ce17"/>
          <table:table-cell table:style-name="ce6" office:value-type="time" office:time-value="PT23H35M00S" calcext:value-type="time">
            <text:p>23:35:00</text:p>
          </table:table-cell>
          <table:table-cell table:style-name="ce16" office:value-type="string" calcext:value-type="string">
            <text:p>26460071.fts</text:p>
          </table:table-cell>
          <table:table-cell table:style-name="ce6" office:value-type="time" office:time-value="PT23H23M00S" calcext:value-type="time">
            <text:p>23:23:00</text:p>
          </table:table-cell>
          <table:table-cell table:style-name="ce16" office:value-type="string" calcext:value-type="string">
            <text:p>26460070.fts</text:p>
          </table:table-cell>
          <table:table-cell table:style-name="ce6"/>
          <table:table-cell table:style-name="ce16" office:value-type="string" calcext:value-type="string">
            <text:p>20130521_233900_04c2A.fts</text:p>
          </table:table-cell>
          <table:table-cell table:style-name="ce9"/>
          <table:table-cell table:style-name="ce16" office:value-type="string" calcext:value-type="string">
            <text:p>20130521_232400_04c2A.fts</text:p>
          </table:table-cell>
          <table:table-cell table:style-name="ce6"/>
          <table:table-cell table:style-name="ce17" table:number-columns-repeated="4"/>
          <table:table-cell table:style-name="ce17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0" office:value-type="float" office:value="5" calcext:value-type="float">
            <text:p>5</text:p>
          </table:table-cell>
          <table:table-cell table:style-name="ce46" table:formula="of:=&quot;PRO FMwLASCO&quot; &amp; [.$A$1] &amp; [.V13] &amp; CHAR(10) &amp; &quot;@gcs_config&quot; &amp; CHAR(10) &amp; &quot;;To load images from CORs A&amp;B plus LASCO and call rtsccguicloud with forward model from Thernisien et al. (2009)&quot; &amp; CHAR(10) &amp; &quot;SAVE_FILE=GCSD_PATH+'/GCS_20130521(3)/&quot; &amp; [.V13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3] &amp; &quot;', hdreventa)&quot; &amp; CHAR(10) &amp; &quot;imaprev=sccreadfits(secchipath+'/a/img/cor2/&quot; &amp; [.$A$1] &amp; &quot;/level1/&quot; &amp; [.N13] &amp; &quot;',hdreventpa)&quot; &amp; CHAR(10) &amp; &quot;;SECCHI B&quot; &amp; CHAR(10) &amp; &quot;imb=sccreadfits(secchipath+'/b/img/cor2/&quot; &amp; [.$A$1] &amp; &quot;/level1/&quot; &amp; [.B13] &amp; &quot;', hdreventb)&quot; &amp; CHAR(10) &amp; &quot;imbprev=sccreadfits(secchipath+'/b/img/cor2/&quot; &amp; [.$A$1] &amp; &quot;/level1/&quot; &amp; [.D1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3] &amp; &quot;', lasco1hdr);+'/C3/L0/20130328/32334111.fts', lasco1hdr)&quot; &amp; CHAR(10) &amp; &quot;lasco0=readfits(lascopath+'/&quot; &amp; [.$A$1] &amp; &quot;/&quot; &amp; [.J1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3)5&#10;@gcs_config&#10;;To load images from CORs A&amp;B plus LASCO and call rtsccguicloud with forward model from Thernisien et al. (2009)&#10;SAVE_FILE=GCSD_PATH+'/GCS_20130521(3)/5.sav'&#10;secchipath='/home/hebe/data/stereo/secchi/L0'&#10;lascopath='/home/hebe/data/soho/lasco/level_1/c2'&#10;;opens images of interest and backgrounds&#10;;SECCHI A&#10;ima=sccreadfits(secchipath+'/a/img/cor2/20130521(3)/level1/20130521_233900_04c2A.fts', hdreventa)&#10;imaprev=sccreadfits(secchipath+'/a/img/cor2/20130521(3)/level1/20130521_232400_04c2A.fts',hdreventpa)&#10;;SECCHI B&#10;imb=sccreadfits(secchipath+'/b/img/cor2/20130521(3)/level1/20130521_233900_04c2B.fts', hdreventb)&#10;imbprev=sccreadfits(secchipath+'/b/img/cor2/20130521(3)/level1/20130521_23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(3)/26460071.fts', lasco1hdr);+'/C3/L0/20130328/32334111.fts', lasco1hdr)&#10;lasco0=readfits(lascopath+'/20130521(3)/2646007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3)/preped/20130521_220030_14euB.fts', heuvib)&#10;imeuvia=sccreadfits(secchipath+'/a/img/euvi/20130521(3)/preped/20130521_220030_14euA.fts', heuvia)&#10;;This one replaces one of the EUVIs for SDO AIA&#10;imeuvib=sccreadfits('/home/hebe/data/sdo/aia/L1/193/20130521(3)/preped/AIA20130521_221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3)5</text:p>
            <text:p>@gcs_config</text:p>
            <text:p>;To load images from CORs A&amp;B plus LASCO and call rtsccguicloud with forward model from Thernisien et al. (2009)</text:p>
            <text:p>SAVE_FILE=GCSD_PATH+'/GCS_20130521(3)/5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(3)/level1/20130521_233900_04c2A.fts', hdreventa)</text:p>
            <text:p>imaprev=sccreadfits(secchipath+'/a/img/cor2/20130521(3)/level1/20130521_232400_04c2A.fts',hdreventpa)</text:p>
            <text:p>;SECCHI B</text:p>
            <text:p>imb=sccreadfits(secchipath+'/b/img/cor2/20130521(3)/level1/20130521_233900_04c2B.fts', hdreventb)</text:p>
            <text:p>imbprev=sccreadfits(secchipath+'/b/img/cor2/20130521(3)/level1/20130521_23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(3)/26460071.fts', lasco1hdr);+'/C3/L0/20130328/32334111.fts', lasco1hdr)</text:p>
            <text:p>lasco0=readfits(lascopath+'/20130521(3)/2646007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3)/preped/20130521_220030_14euB.fts', heuvib)</text:p>
            <text:p>imeuvia=sccreadfits(secchipath+'/a/img/euvi/20130521(3)/preped/20130521_220030_14euA.fts', heuvia)</text:p>
            <text:p>;This one replaces one of the EUVIs for SDO AIA</text:p>
            <text:p>imeuvib=sccreadfits('/home/hebe/data/sdo/aia/L1/193/20130521(3)/preped/AIA20130521_221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40" table:number-columns-repeated="5"/>
          <table:table-cell table:style-name="ce56" table:number-columns-repeated="5"/>
          <table:table-cell table:style-name="ce61" table:number-columns-repeated="9"/>
          <table:table-cell table:style-name="ce66" table:number-columns-repeated="982"/>
        </table:table-row>
        <table:table-row table:style-name="ro5">
          <table:table-cell table:style-name="ce8"/>
          <table:table-cell table:style-name="Default" table:number-columns-repeated="3"/>
          <table:table-cell table:style-name="ce8"/>
          <table:table-cell table:style-name="ce18"/>
          <table:table-cell table:style-name="ce8" office:value-type="time" office:time-value="PT23H47M00S" calcext:value-type="time">
            <text:p>23:47:00</text:p>
          </table:table-cell>
          <table:table-cell table:style-name="ce14" office:value-type="string" calcext:value-type="string">
            <text:p>26460072.fts</text:p>
          </table:table-cell>
          <table:table-cell table:style-name="ce8" office:value-type="time" office:time-value="PT23H35M00S" calcext:value-type="time">
            <text:p>23:35:00</text:p>
          </table:table-cell>
          <table:table-cell table:style-name="ce14" office:value-type="string" calcext:value-type="string">
            <text:p>26460071.fts</text:p>
          </table:table-cell>
          <table:table-cell table:style-name="ce8"/>
          <table:table-cell table:style-name="Default" table:number-columns-repeated="3"/>
          <table:table-cell table:style-name="ce8"/>
          <table:table-cell table:style-name="ce18" table:number-columns-repeated="4"/>
          <table:table-cell table:style-name="Default" table:number-columns-repeated="3"/>
          <table:table-cell table:style-name="ce47"/>
          <table:table-cell table:style-name="ce41" table:number-columns-repeated="5"/>
          <table:table-cell table:style-name="ce57" table:number-columns-repeated="5"/>
          <table:table-cell table:style-name="ce62" table:number-columns-repeated="9"/>
          <table:table-cell table:number-columns-repeated="982"/>
        </table:table-row>
        <table:table-row table:style-name="ro5">
          <table:table-cell table:style-name="ce6"/>
          <table:table-cell table:style-name="ce16" office:value-type="string" calcext:value-type="string">
            <text:p>20130521_235400_04c2B.fts</text:p>
          </table:table-cell>
          <table:table-cell table:style-name="ce9"/>
          <table:table-cell table:style-name="ce16" office:value-type="string" calcext:value-type="string">
            <text:p>20130521_233900_04c2B.fts</text:p>
          </table:table-cell>
          <table:table-cell table:style-name="ce6"/>
          <table:table-cell table:style-name="ce17"/>
          <table:table-cell table:style-name="ce6" office:value-type="time" office:time-value="PT23H59M00S" calcext:value-type="time">
            <text:p>23:59:00</text:p>
          </table:table-cell>
          <table:table-cell table:style-name="ce16" office:value-type="string" calcext:value-type="string">
            <text:p>26460073.fts</text:p>
          </table:table-cell>
          <table:table-cell table:style-name="ce6" office:value-type="time" office:time-value="PT23H47M00S" calcext:value-type="time">
            <text:p>23:47:00</text:p>
          </table:table-cell>
          <table:table-cell table:style-name="ce16" office:value-type="string" calcext:value-type="string">
            <text:p>26460072.fts</text:p>
          </table:table-cell>
          <table:table-cell table:style-name="ce6"/>
          <table:table-cell table:style-name="ce16" office:value-type="string" calcext:value-type="string">
            <text:p>20130521_235400_04c2A.fts</text:p>
          </table:table-cell>
          <table:table-cell table:style-name="ce9"/>
          <table:table-cell table:style-name="ce16" office:value-type="string" calcext:value-type="string">
            <text:p>20130521_233900_04c2A.fts</text:p>
          </table:table-cell>
          <table:table-cell table:style-name="ce6"/>
          <table:table-cell table:style-name="ce17" table:number-columns-repeated="4"/>
          <table:table-cell table:style-name="ce17" office:value-type="string" calcext:value-type="string">
            <text:p>cor2</text:p>
          </table:table-cell>
          <table:table-cell table:style-name="ce17"/>
          <table:table-cell table:style-name="ce40" office:value-type="float" office:value="6" calcext:value-type="float">
            <text:p>6</text:p>
          </table:table-cell>
          <table:table-cell table:style-name="ce46" table:formula="of:=&quot;PRO FMwLASCO&quot; &amp; [.$A$1] &amp; [.V15] &amp; CHAR(10) &amp; &quot;@gcs_config&quot; &amp; CHAR(10) &amp; &quot;;To load images from CORs A&amp;B plus LASCO and call rtsccguicloud with forward model from Thernisien et al. (2009)&quot; &amp; CHAR(10) &amp; &quot;SAVE_FILE=GCSD_PATH+'/GCS_20130521(3)/&quot; &amp; [.V15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5] &amp; &quot;', hdreventa)&quot; &amp; CHAR(10) &amp; &quot;imaprev=sccreadfits(secchipath+'/a/img/cor2/&quot; &amp; [.$A$1] &amp; &quot;/level1/&quot; &amp; [.N15] &amp; &quot;',hdreventpa)&quot; &amp; CHAR(10) &amp; &quot;;SECCHI B&quot; &amp; CHAR(10) &amp; &quot;imb=sccreadfits(secchipath+'/b/img/cor2/&quot; &amp; [.$A$1] &amp; &quot;/level1/&quot; &amp; [.B15] &amp; &quot;', hdreventb)&quot; &amp; CHAR(10) &amp; &quot;imbprev=sccreadfits(secchipath+'/b/img/cor2/&quot; &amp; [.$A$1] &amp; &quot;/level1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5] &amp; &quot;', lasco1hdr);+'/C3/L0/20130328/32334111.fts', lasco1hdr)&quot; &amp; CHAR(10) &amp; &quot;lasco0=readfits(lascopath+'/&quot; &amp; [.$A$1] &amp; &quot;/&quot; &amp; [.J1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3)6&#10;@gcs_config&#10;;To load images from CORs A&amp;B plus LASCO and call rtsccguicloud with forward model from Thernisien et al. (2009)&#10;SAVE_FILE=GCSD_PATH+'/GCS_20130521(3)/6.sav'&#10;secchipath='/home/hebe/data/stereo/secchi/L0'&#10;lascopath='/home/hebe/data/soho/lasco/level_1/c2'&#10;;opens images of interest and backgrounds&#10;;SECCHI A&#10;ima=sccreadfits(secchipath+'/a/img/cor2/20130521(3)/level1/20130521_235400_04c2A.fts', hdreventa)&#10;imaprev=sccreadfits(secchipath+'/a/img/cor2/20130521(3)/level1/20130521_233900_04c2A.fts',hdreventpa)&#10;;SECCHI B&#10;imb=sccreadfits(secchipath+'/b/img/cor2/20130521(3)/level1/20130521_235400_04c2B.fts', hdreventb)&#10;imbprev=sccreadfits(secchipath+'/b/img/cor2/20130521(3)/level1/20130521_23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(3)/26460073.fts', lasco1hdr);+'/C3/L0/20130328/32334111.fts', lasco1hdr)&#10;lasco0=readfits(lascopath+'/20130521(3)/2646007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3)/preped/20130521_220030_14euB.fts', heuvib)&#10;imeuvia=sccreadfits(secchipath+'/a/img/euvi/20130521(3)/preped/20130521_220030_14euA.fts', heuvia)&#10;;This one replaces one of the EUVIs for SDO AIA&#10;imeuvib=sccreadfits('/home/hebe/data/sdo/aia/L1/193/20130521(3)/preped/AIA20130521_221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3)6</text:p>
            <text:p>@gcs_config</text:p>
            <text:p>;To load images from CORs A&amp;B plus LASCO and call rtsccguicloud with forward model from Thernisien et al. (2009)</text:p>
            <text:p>SAVE_FILE=GCSD_PATH+'/GCS_20130521(3)/6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(3)/level1/20130521_235400_04c2A.fts', hdreventa)</text:p>
            <text:p>imaprev=sccreadfits(secchipath+'/a/img/cor2/20130521(3)/level1/20130521_233900_04c2A.fts',hdreventpa)</text:p>
            <text:p>;SECCHI B</text:p>
            <text:p>imb=sccreadfits(secchipath+'/b/img/cor2/20130521(3)/level1/20130521_235400_04c2B.fts', hdreventb)</text:p>
            <text:p>imbprev=sccreadfits(secchipath+'/b/img/cor2/20130521(3)/level1/20130521_23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(3)/26460073.fts', lasco1hdr);+'/C3/L0/20130328/32334111.fts', lasco1hdr)</text:p>
            <text:p>lasco0=readfits(lascopath+'/20130521(3)/2646007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3)/preped/20130521_220030_14euB.fts', heuvib)</text:p>
            <text:p>imeuvia=sccreadfits(secchipath+'/a/img/euvi/20130521(3)/preped/20130521_220030_14euA.fts', heuvia)</text:p>
            <text:p>;This one replaces one of the EUVIs for SDO AIA</text:p>
            <text:p>imeuvib=sccreadfits('/home/hebe/data/sdo/aia/L1/193/20130521(3)/preped/AIA20130521_221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40" table:number-columns-repeated="5"/>
          <table:table-cell table:style-name="ce56" table:number-columns-repeated="5"/>
          <table:table-cell table:style-name="ce61" table:number-columns-repeated="9"/>
          <table:table-cell table:style-name="ce66" table:number-columns-repeated="982"/>
        </table:table-row>
        <table:table-row table:style-name="ro5">
          <table:table-cell table:style-name="ce8"/>
          <table:table-cell table:style-name="Default" table:number-columns-repeated="3"/>
          <table:table-cell table:style-name="ce8"/>
          <table:table-cell table:style-name="ce18"/>
          <table:table-cell table:style-name="ce8" office:value-type="time" office:time-value="PT00H11M00S" calcext:value-type="time">
            <text:p>00:11:00</text:p>
          </table:table-cell>
          <table:table-cell table:style-name="ce14" office:value-type="string" calcext:value-type="string">
            <text:p>26460074.fts</text:p>
          </table:table-cell>
          <table:table-cell table:style-name="ce8" office:value-type="time" office:time-value="PT23H59M00S" calcext:value-type="time">
            <text:p>23:59:00</text:p>
          </table:table-cell>
          <table:table-cell table:style-name="ce14" office:value-type="string" calcext:value-type="string">
            <text:p>26460073.fts</text:p>
          </table:table-cell>
          <table:table-cell table:style-name="ce8"/>
          <table:table-cell table:style-name="Default" table:number-columns-repeated="3"/>
          <table:table-cell table:style-name="ce8"/>
          <table:table-cell table:style-name="ce18" table:number-columns-repeated="6"/>
          <table:table-cell table:style-name="ce41"/>
          <table:table-cell table:style-name="ce47"/>
          <table:table-cell table:style-name="ce41" table:number-columns-repeated="5"/>
          <table:table-cell table:style-name="ce57" table:number-columns-repeated="5"/>
          <table:table-cell table:style-name="ce62" table:number-columns-repeated="9"/>
          <table:table-cell table:number-columns-repeated="982"/>
        </table:table-row>
        <table:table-row table:style-name="ro5">
          <table:table-cell table:style-name="ce6"/>
          <table:table-cell table:style-name="ce16" office:value-type="string" calcext:value-type="string">
            <text:p>20130522_002400_04c2B.fts</text:p>
          </table:table-cell>
          <table:table-cell table:style-name="ce9"/>
          <table:table-cell table:style-name="ce16" office:value-type="string" calcext:value-type="string">
            <text:p>20130521_235400_04c2B.fts</text:p>
          </table:table-cell>
          <table:table-cell table:style-name="ce6"/>
          <table:table-cell table:style-name="ce17"/>
          <table:table-cell table:style-name="ce6" office:value-type="time" office:time-value="PT00H23M00S" calcext:value-type="time">
            <text:p>00:23:00</text:p>
          </table:table-cell>
          <table:table-cell table:style-name="ce16" office:value-type="string" calcext:value-type="string">
            <text:p>26460075.fts</text:p>
          </table:table-cell>
          <table:table-cell table:style-name="ce6" office:value-type="time" office:time-value="PT00H11M00S" calcext:value-type="time">
            <text:p>00:11:00</text:p>
          </table:table-cell>
          <table:table-cell table:style-name="ce16" office:value-type="string" calcext:value-type="string">
            <text:p>26460074.fts</text:p>
          </table:table-cell>
          <table:table-cell table:style-name="ce6"/>
          <table:table-cell table:style-name="ce16" office:value-type="string" calcext:value-type="string">
            <text:p>20130522_002400_04c2A.fts</text:p>
          </table:table-cell>
          <table:table-cell table:style-name="ce9"/>
          <table:table-cell table:style-name="ce16" office:value-type="string" calcext:value-type="string">
            <text:p>20130521_235400_04c2A.fts</text:p>
          </table:table-cell>
          <table:table-cell table:style-name="ce6"/>
          <table:table-cell table:style-name="ce17" table:number-columns-repeated="4"/>
          <table:table-cell table:style-name="ce17" office:value-type="string" calcext:value-type="string">
            <text:p>cor2</text:p>
          </table:table-cell>
          <table:table-cell table:style-name="ce17"/>
          <table:table-cell table:style-name="ce40" office:value-type="float" office:value="7" calcext:value-type="float">
            <text:p>7</text:p>
          </table:table-cell>
          <table:table-cell table:style-name="ce46" table:formula="of:=&quot;PRO FMwLASCO&quot; &amp; [.$A$1] &amp; [.V17] &amp; CHAR(10) &amp; &quot;@gcs_config&quot; &amp; CHAR(10) &amp; &quot;;To load images from CORs A&amp;B plus LASCO and call rtsccguicloud with forward model from Thernisien et al. (2009)&quot; &amp; CHAR(10) &amp; &quot;SAVE_FILE=GCSD_PATH+'/GCS_20130521(3)/&quot; &amp; [.V17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7] &amp; &quot;', hdreventa)&quot; &amp; CHAR(10) &amp; &quot;imaprev=sccreadfits(secchipath+'/a/img/cor2/&quot; &amp; [.$A$1] &amp; &quot;/level1/&quot; &amp; [.N17] &amp; &quot;',hdreventpa)&quot; &amp; CHAR(10) &amp; &quot;;SECCHI B&quot; &amp; CHAR(10) &amp; &quot;imb=sccreadfits(secchipath+'/b/img/cor2/&quot; &amp; [.$A$1] &amp; &quot;/level1/&quot; &amp; [.B17] &amp; &quot;', hdreventb)&quot; &amp; CHAR(10) &amp; &quot;imbprev=sccreadfits(secchipath+'/b/img/cor2/&quot; &amp; [.$A$1] &amp; &quot;/level1/&quot; &amp; [.D1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7] &amp; &quot;', lasco1hdr);+'/C3/L0/20130328/32334111.fts', lasco1hdr)&quot; &amp; CHAR(10) &amp; &quot;lasco0=readfits(lascopath+'/&quot; &amp; [.$A$1] &amp; &quot;/&quot; &amp; [.J1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3)7&#10;@gcs_config&#10;;To load images from CORs A&amp;B plus LASCO and call rtsccguicloud with forward model from Thernisien et al. (2009)&#10;SAVE_FILE=GCSD_PATH+'/GCS_20130521(3)/7.sav'&#10;secchipath='/home/hebe/data/stereo/secchi/L0'&#10;lascopath='/home/hebe/data/soho/lasco/level_1/c2'&#10;;opens images of interest and backgrounds&#10;;SECCHI A&#10;ima=sccreadfits(secchipath+'/a/img/cor2/20130521(3)/level1/20130522_002400_04c2A.fts', hdreventa)&#10;imaprev=sccreadfits(secchipath+'/a/img/cor2/20130521(3)/level1/20130521_235400_04c2A.fts',hdreventpa)&#10;;SECCHI B&#10;imb=sccreadfits(secchipath+'/b/img/cor2/20130521(3)/level1/20130522_002400_04c2B.fts', hdreventb)&#10;imbprev=sccreadfits(secchipath+'/b/img/cor2/20130521(3)/level1/20130521_23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(3)/26460075.fts', lasco1hdr);+'/C3/L0/20130328/32334111.fts', lasco1hdr)&#10;lasco0=readfits(lascopath+'/20130521(3)/2646007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3)/preped/20130521_220030_14euB.fts', heuvib)&#10;imeuvia=sccreadfits(secchipath+'/a/img/euvi/20130521(3)/preped/20130521_220030_14euA.fts', heuvia)&#10;;This one replaces one of the EUVIs for SDO AIA&#10;imeuvib=sccreadfits('/home/hebe/data/sdo/aia/L1/193/20130521(3)/preped/AIA20130521_221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3)7</text:p>
            <text:p>@gcs_config</text:p>
            <text:p>;To load images from CORs A&amp;B plus LASCO and call rtsccguicloud with forward model from Thernisien et al. (2009)</text:p>
            <text:p>SAVE_FILE=GCSD_PATH+'/GCS_20130521(3)/7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(3)/level1/20130522_002400_04c2A.fts', hdreventa)</text:p>
            <text:p>imaprev=sccreadfits(secchipath+'/a/img/cor2/20130521(3)/level1/20130521_235400_04c2A.fts',hdreventpa)</text:p>
            <text:p>;SECCHI B</text:p>
            <text:p>imb=sccreadfits(secchipath+'/b/img/cor2/20130521(3)/level1/20130522_002400_04c2B.fts', hdreventb)</text:p>
            <text:p>imbprev=sccreadfits(secchipath+'/b/img/cor2/20130521(3)/level1/20130521_23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(3)/26460075.fts', lasco1hdr);+'/C3/L0/20130328/32334111.fts', lasco1hdr)</text:p>
            <text:p>lasco0=readfits(lascopath+'/20130521(3)/2646007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3)/preped/20130521_220030_14euB.fts', heuvib)</text:p>
            <text:p>imeuvia=sccreadfits(secchipath+'/a/img/euvi/20130521(3)/preped/20130521_220030_14euA.fts', heuvia)</text:p>
            <text:p>;This one replaces one of the EUVIs for SDO AIA</text:p>
            <text:p>imeuvib=sccreadfits('/home/hebe/data/sdo/aia/L1/193/20130521(3)/preped/AIA20130521_221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40" table:number-columns-repeated="5"/>
          <table:table-cell table:style-name="ce56" table:number-columns-repeated="5"/>
          <table:table-cell table:style-name="ce61" table:number-columns-repeated="9"/>
          <table:table-cell table:style-name="ce66" table:number-columns-repeated="982"/>
        </table:table-row>
        <table:table-row table:style-name="ro5">
          <table:table-cell table:style-name="ce9"/>
          <table:table-cell table:style-name="ce16" office:value-type="string" calcext:value-type="string">
            <text:p>20130522_003900_04c2B.fts</text:p>
          </table:table-cell>
          <table:table-cell table:style-name="ce9"/>
          <table:table-cell table:style-name="ce16" office:value-type="string" calcext:value-type="string">
            <text:p>20130522_002400_04c2B.fts</text:p>
          </table:table-cell>
          <table:table-cell table:style-name="ce6"/>
          <table:table-cell table:style-name="ce17"/>
          <table:table-cell table:style-name="ce6" office:value-type="time" office:time-value="PT00H35M00S" calcext:value-type="time">
            <text:p>00:35:00</text:p>
          </table:table-cell>
          <table:table-cell table:style-name="ce16" office:value-type="string" calcext:value-type="string">
            <text:p>26460076.fts</text:p>
          </table:table-cell>
          <table:table-cell table:style-name="ce6" office:value-type="time" office:time-value="PT00H23M00S" calcext:value-type="time">
            <text:p>00:23:00</text:p>
          </table:table-cell>
          <table:table-cell table:style-name="ce16" office:value-type="string" calcext:value-type="string">
            <text:p>26460075.fts</text:p>
          </table:table-cell>
          <table:table-cell table:style-name="ce6"/>
          <table:table-cell table:style-name="ce16" office:value-type="string" calcext:value-type="string">
            <text:p>20130522_003900_04c2A.fts</text:p>
          </table:table-cell>
          <table:table-cell table:style-name="ce9"/>
          <table:table-cell table:style-name="ce16" office:value-type="string" calcext:value-type="string">
            <text:p>20130522_002400_04c2A.fts</text:p>
          </table:table-cell>
          <table:table-cell table:style-name="ce6"/>
          <table:table-cell table:style-name="ce17" table:number-columns-repeated="4"/>
          <table:table-cell table:style-name="ce17" office:value-type="string" calcext:value-type="string">
            <text:p>cor2</text:p>
          </table:table-cell>
          <table:table-cell table:style-name="ce17"/>
          <table:table-cell table:style-name="ce40" office:value-type="float" office:value="8" calcext:value-type="float">
            <text:p>8</text:p>
          </table:table-cell>
          <table:table-cell table:style-name="ce46" table:formula="of:=&quot;PRO FMwLASCO&quot; &amp; [.$A$1] &amp; [.V18] &amp; CHAR(10) &amp; &quot;@gcs_config&quot; &amp; CHAR(10) &amp; &quot;;To load images from CORs A&amp;B plus LASCO and call rtsccguicloud with forward model from Thernisien et al. (2009)&quot; &amp; CHAR(10) &amp; &quot;SAVE_FILE=GCSD_PATH+'/GCS_20130521(3)/&quot; &amp; [.V18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8] &amp; &quot;', hdreventa)&quot; &amp; CHAR(10) &amp; &quot;imaprev=sccreadfits(secchipath+'/a/img/cor2/&quot; &amp; [.$A$1] &amp; &quot;/level1/&quot; &amp; [.N18] &amp; &quot;',hdreventpa)&quot; &amp; CHAR(10) &amp; &quot;;SECCHI B&quot; &amp; CHAR(10) &amp; &quot;imb=sccreadfits(secchipath+'/b/img/cor2/&quot; &amp; [.$A$1] &amp; &quot;/level1/&quot; &amp; [.B18] &amp; &quot;', hdreventb)&quot; &amp; CHAR(10) &amp; &quot;imbprev=sccreadfits(secchipath+'/b/img/cor2/&quot; &amp; [.$A$1] &amp; &quot;/level1/&quot; &amp; [.D1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8] &amp; &quot;', lasco1hdr);+'/C3/L0/20130328/32334111.fts', lasco1hdr)&quot; &amp; CHAR(10) &amp; &quot;lasco0=readfits(lascopath+'/&quot; &amp; [.$A$1] &amp; &quot;/&quot; &amp; [.J1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3)8&#10;@gcs_config&#10;;To load images from CORs A&amp;B plus LASCO and call rtsccguicloud with forward model from Thernisien et al. (2009)&#10;SAVE_FILE=GCSD_PATH+'/GCS_20130521(3)/8.sav'&#10;secchipath='/home/hebe/data/stereo/secchi/L0'&#10;lascopath='/home/hebe/data/soho/lasco/level_1/c2'&#10;;opens images of interest and backgrounds&#10;;SECCHI A&#10;ima=sccreadfits(secchipath+'/a/img/cor2/20130521(3)/level1/20130522_003900_04c2A.fts', hdreventa)&#10;imaprev=sccreadfits(secchipath+'/a/img/cor2/20130521(3)/level1/20130522_002400_04c2A.fts',hdreventpa)&#10;;SECCHI B&#10;imb=sccreadfits(secchipath+'/b/img/cor2/20130521(3)/level1/20130522_003900_04c2B.fts', hdreventb)&#10;imbprev=sccreadfits(secchipath+'/b/img/cor2/20130521(3)/level1/20130522_00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(3)/26460076.fts', lasco1hdr);+'/C3/L0/20130328/32334111.fts', lasco1hdr)&#10;lasco0=readfits(lascopath+'/20130521(3)/2646007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3)/preped/20130521_220030_14euB.fts', heuvib)&#10;imeuvia=sccreadfits(secchipath+'/a/img/euvi/20130521(3)/preped/20130521_220030_14euA.fts', heuvia)&#10;;This one replaces one of the EUVIs for SDO AIA&#10;imeuvib=sccreadfits('/home/hebe/data/sdo/aia/L1/193/20130521(3)/preped/AIA20130521_221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3)8</text:p>
            <text:p>@gcs_config</text:p>
            <text:p>;To load images from CORs A&amp;B plus LASCO and call rtsccguicloud with forward model from Thernisien et al. (2009)</text:p>
            <text:p>SAVE_FILE=GCSD_PATH+'/GCS_20130521(3)/8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(3)/level1/20130522_003900_04c2A.fts', hdreventa)</text:p>
            <text:p>imaprev=sccreadfits(secchipath+'/a/img/cor2/20130521(3)/level1/20130522_002400_04c2A.fts',hdreventpa)</text:p>
            <text:p>;SECCHI B</text:p>
            <text:p>imb=sccreadfits(secchipath+'/b/img/cor2/20130521(3)/level1/20130522_003900_04c2B.fts', hdreventb)</text:p>
            <text:p>imbprev=sccreadfits(secchipath+'/b/img/cor2/20130521(3)/level1/20130522_00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(3)/26460076.fts', lasco1hdr);+'/C3/L0/20130328/32334111.fts', lasco1hdr)</text:p>
            <text:p>lasco0=readfits(lascopath+'/20130521(3)/2646007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3)/preped/20130521_220030_14euB.fts', heuvib)</text:p>
            <text:p>imeuvia=sccreadfits(secchipath+'/a/img/euvi/20130521(3)/preped/20130521_220030_14euA.fts', heuvia)</text:p>
            <text:p>;This one replaces one of the EUVIs for SDO AIA</text:p>
            <text:p>imeuvib=sccreadfits('/home/hebe/data/sdo/aia/L1/193/20130521(3)/preped/AIA20130521_221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40" table:number-columns-repeated="5"/>
          <table:table-cell table:style-name="ce56" table:number-columns-repeated="5"/>
          <table:table-cell table:style-name="ce61" table:number-columns-repeated="2"/>
          <table:table-cell table:style-name="ce64"/>
          <table:table-cell table:style-name="ce61" table:number-columns-repeated="6"/>
          <table:table-cell table:style-name="ce66" table:number-columns-repeated="982"/>
        </table:table-row>
        <table:table-row table:style-name="ro5">
          <table:table-cell table:style-name="ce3"/>
          <table:table-cell table:style-name="ce19" table:number-columns-repeated="3"/>
          <table:table-cell table:style-name="ce8"/>
          <table:table-cell table:style-name="ce18"/>
          <table:table-cell table:style-name="ce8" office:value-type="time" office:time-value="PT00H47M00S" calcext:value-type="time">
            <text:p>00:47:00</text:p>
          </table:table-cell>
          <table:table-cell table:style-name="ce14" office:value-type="string" calcext:value-type="string">
            <text:p>26460077.fts</text:p>
          </table:table-cell>
          <table:table-cell table:style-name="ce8" office:value-type="time" office:time-value="PT00H35M00S" calcext:value-type="time">
            <text:p>00:35:00</text:p>
          </table:table-cell>
          <table:table-cell table:style-name="ce14" office:value-type="string" calcext:value-type="string">
            <text:p>26460076.fts</text:p>
          </table:table-cell>
          <table:table-cell table:style-name="ce8"/>
          <table:table-cell table:style-name="Default" table:number-columns-repeated="3"/>
          <table:table-cell table:style-name="ce8"/>
          <table:table-cell table:style-name="ce18" table:number-columns-repeated="6"/>
          <table:table-cell table:style-name="ce41"/>
          <table:table-cell table:style-name="ce47"/>
          <table:table-cell table:style-name="ce41" table:number-columns-repeated="5"/>
          <table:table-cell table:style-name="ce57" table:number-columns-repeated="5"/>
          <table:table-cell table:style-name="ce62" table:number-columns-repeated="9"/>
          <table:table-cell table:number-columns-repeated="982"/>
        </table:table-row>
        <table:table-row table:style-name="ro5">
          <table:table-cell table:style-name="ce9"/>
          <table:table-cell table:style-name="ce16" office:value-type="string" calcext:value-type="string">
            <text:p>20130522_012400_04c2B.fts</text:p>
          </table:table-cell>
          <table:table-cell table:style-name="ce9"/>
          <table:table-cell table:style-name="ce16" office:value-type="string" calcext:value-type="string">
            <text:p>20130522_005400_04c2B.fts</text:p>
          </table:table-cell>
          <table:table-cell table:style-name="ce6"/>
          <table:table-cell table:style-name="ce17"/>
          <table:table-cell table:style-name="ce6" office:value-type="time" office:time-value="PT01H25M00S" calcext:value-type="time">
            <text:p>01:25:00</text:p>
          </table:table-cell>
          <table:table-cell table:style-name="ce16" office:value-type="string" calcext:value-type="string">
            <text:p>26460078.fts</text:p>
          </table:table-cell>
          <table:table-cell table:style-name="ce6" office:value-type="time" office:time-value="PT00H47M00S" calcext:value-type="time">
            <text:p>00:47:00</text:p>
          </table:table-cell>
          <table:table-cell table:style-name="ce16" office:value-type="string" calcext:value-type="string">
            <text:p>26460077.fts</text:p>
          </table:table-cell>
          <table:table-cell table:style-name="ce6"/>
          <table:table-cell table:style-name="ce16" office:value-type="string" calcext:value-type="string">
            <text:p>20130522_012400_04c2A.fts</text:p>
          </table:table-cell>
          <table:table-cell table:style-name="ce9"/>
          <table:table-cell table:style-name="ce16" office:value-type="string" calcext:value-type="string">
            <text:p>20130522_005400_04c2A.fts</text:p>
          </table:table-cell>
          <table:table-cell table:style-name="ce6"/>
          <table:table-cell table:style-name="ce17" table:number-columns-repeated="4"/>
          <table:table-cell table:style-name="ce17" office:value-type="string" calcext:value-type="string">
            <text:p>cor2</text:p>
          </table:table-cell>
          <table:table-cell table:style-name="ce17"/>
          <table:table-cell table:style-name="ce40" office:value-type="float" office:value="9" calcext:value-type="float">
            <text:p>9</text:p>
          </table:table-cell>
          <table:table-cell table:style-name="ce46" table:formula="of:=&quot;PRO FMwLASCO&quot; &amp; [.$A$1] &amp; [.V20] &amp; CHAR(10) &amp; &quot;@gcs_config&quot; &amp; CHAR(10) &amp; &quot;;To load images from CORs A&amp;B plus LASCO and call rtsccguicloud with forward model from Thernisien et al. (2009)&quot; &amp; CHAR(10) &amp; &quot;SAVE_FILE=GCSD_PATH+'/GCS_20130521(3)/&quot; &amp; [.V20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0] &amp; &quot;', hdreventa)&quot; &amp; CHAR(10) &amp; &quot;imaprev=sccreadfits(secchipath+'/a/img/cor2/&quot; &amp; [.$A$1] &amp; &quot;/level1/&quot; &amp; [.N20] &amp; &quot;',hdreventpa)&quot; &amp; CHAR(10) &amp; &quot;;SECCHI B&quot; &amp; CHAR(10) &amp; &quot;imb=sccreadfits(secchipath+'/b/img/cor2/&quot; &amp; [.$A$1] &amp; &quot;/level1/&quot; &amp; [.B20] &amp; &quot;', hdreventb)&quot; &amp; CHAR(10) &amp; &quot;imbprev=sccreadfits(secchipath+'/b/img/cor2/&quot; &amp; [.$A$1] &amp; &quot;/level1/&quot; &amp; [.D2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0] &amp; &quot;', lasco1hdr);+'/C3/L0/20130328/32334111.fts', lasco1hdr)&quot; &amp; CHAR(10) &amp; &quot;lasco0=readfits(lascopath+'/&quot; &amp; [.$A$1] &amp; &quot;/&quot; &amp; [.J2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3)9&#10;@gcs_config&#10;;To load images from CORs A&amp;B plus LASCO and call rtsccguicloud with forward model from Thernisien et al. (2009)&#10;SAVE_FILE=GCSD_PATH+'/GCS_20130521(3)/9.sav'&#10;secchipath='/home/hebe/data/stereo/secchi/L0'&#10;lascopath='/home/hebe/data/soho/lasco/level_1/c2'&#10;;opens images of interest and backgrounds&#10;;SECCHI A&#10;ima=sccreadfits(secchipath+'/a/img/cor2/20130521(3)/level1/20130522_012400_04c2A.fts', hdreventa)&#10;imaprev=sccreadfits(secchipath+'/a/img/cor2/20130521(3)/level1/20130522_005400_04c2A.fts',hdreventpa)&#10;;SECCHI B&#10;imb=sccreadfits(secchipath+'/b/img/cor2/20130521(3)/level1/20130522_012400_04c2B.fts', hdreventb)&#10;imbprev=sccreadfits(secchipath+'/b/img/cor2/20130521(3)/level1/20130522_00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(3)/26460078.fts', lasco1hdr);+'/C3/L0/20130328/32334111.fts', lasco1hdr)&#10;lasco0=readfits(lascopath+'/20130521(3)/2646007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3)/preped/20130521_220030_14euB.fts', heuvib)&#10;imeuvia=sccreadfits(secchipath+'/a/img/euvi/20130521(3)/preped/20130521_220030_14euA.fts', heuvia)&#10;;This one replaces one of the EUVIs for SDO AIA&#10;imeuvib=sccreadfits('/home/hebe/data/sdo/aia/L1/193/20130521(3)/preped/AIA20130521_221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3)9</text:p>
            <text:p>@gcs_config</text:p>
            <text:p>;To load images from CORs A&amp;B plus LASCO and call rtsccguicloud with forward model from Thernisien et al. (2009)</text:p>
            <text:p>SAVE_FILE=GCSD_PATH+'/GCS_20130521(3)/9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(3)/level1/20130522_012400_04c2A.fts', hdreventa)</text:p>
            <text:p>imaprev=sccreadfits(secchipath+'/a/img/cor2/20130521(3)/level1/20130522_005400_04c2A.fts',hdreventpa)</text:p>
            <text:p>;SECCHI B</text:p>
            <text:p>imb=sccreadfits(secchipath+'/b/img/cor2/20130521(3)/level1/20130522_012400_04c2B.fts', hdreventb)</text:p>
            <text:p>imbprev=sccreadfits(secchipath+'/b/img/cor2/20130521(3)/level1/20130522_00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(3)/26460078.fts', lasco1hdr);+'/C3/L0/20130328/32334111.fts', lasco1hdr)</text:p>
            <text:p>lasco0=readfits(lascopath+'/20130521(3)/2646007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3)/preped/20130521_220030_14euB.fts', heuvib)</text:p>
            <text:p>imeuvia=sccreadfits(secchipath+'/a/img/euvi/20130521(3)/preped/20130521_220030_14euA.fts', heuvia)</text:p>
            <text:p>;This one replaces one of the EUVIs for SDO AIA</text:p>
            <text:p>imeuvib=sccreadfits('/home/hebe/data/sdo/aia/L1/193/20130521(3)/preped/AIA20130521_221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40" table:number-columns-repeated="5"/>
          <table:table-cell table:style-name="ce56" table:number-columns-repeated="5"/>
          <table:table-cell table:style-name="ce61" table:number-columns-repeated="9"/>
          <table:table-cell table:style-name="ce66" table:number-columns-repeated="982"/>
        </table:table-row>
        <table:table-row table:style-name="ro5">
          <table:table-cell table:style-name="ce9"/>
          <table:table-cell table:style-name="ce16" office:value-type="string" calcext:value-type="string">
            <text:p>20130522_013900_04c2B.fts</text:p>
          </table:table-cell>
          <table:table-cell table:style-name="ce9"/>
          <table:table-cell table:style-name="ce16" office:value-type="string" calcext:value-type="string">
            <text:p>20130522_012400_04c2B.fts</text:p>
          </table:table-cell>
          <table:table-cell table:style-name="ce6"/>
          <table:table-cell table:style-name="ce17"/>
          <table:table-cell table:style-name="ce6" office:value-type="time" office:time-value="PT01H35M00S" calcext:value-type="time">
            <text:p>01:35:00</text:p>
          </table:table-cell>
          <table:table-cell table:style-name="ce16" office:value-type="string" calcext:value-type="string">
            <text:p>26460079.fts</text:p>
          </table:table-cell>
          <table:table-cell table:style-name="ce6" office:value-type="time" office:time-value="PT01H25M00S" calcext:value-type="time">
            <text:p>01:25:00</text:p>
          </table:table-cell>
          <table:table-cell table:style-name="ce16" office:value-type="string" calcext:value-type="string">
            <text:p>26460078.fts</text:p>
          </table:table-cell>
          <table:table-cell table:style-name="ce6"/>
          <table:table-cell table:style-name="ce16" office:value-type="string" calcext:value-type="string">
            <text:p>20130522_013900_04c2A.fts</text:p>
          </table:table-cell>
          <table:table-cell table:style-name="ce9"/>
          <table:table-cell table:style-name="ce16" office:value-type="string" calcext:value-type="string">
            <text:p>20130522_012400_04c2A.fts</text:p>
          </table:table-cell>
          <table:table-cell table:style-name="ce6"/>
          <table:table-cell table:style-name="ce17" table:number-columns-repeated="4"/>
          <table:table-cell table:style-name="ce17" office:value-type="string" calcext:value-type="string">
            <text:p>cor2</text:p>
          </table:table-cell>
          <table:table-cell table:style-name="ce17"/>
          <table:table-cell table:style-name="ce40" office:value-type="float" office:value="10" calcext:value-type="float">
            <text:p>10</text:p>
          </table:table-cell>
          <table:table-cell table:style-name="ce46" table:formula="of:=&quot;PRO FMwLASCO&quot; &amp; [.$A$1] &amp; [.V21] &amp; CHAR(10) &amp; &quot;@gcs_config&quot; &amp; CHAR(10) &amp; &quot;;To load images from CORs A&amp;B plus LASCO and call rtsccguicloud with forward model from Thernisien et al. (2009)&quot; &amp; CHAR(10) &amp; &quot;SAVE_FILE=GCSD_PATH+'/GCS_20130521(3)/&quot; &amp; [.V21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1] &amp; &quot;', hdreventa)&quot; &amp; CHAR(10) &amp; &quot;imaprev=sccreadfits(secchipath+'/a/img/cor2/&quot; &amp; [.$A$1] &amp; &quot;/level1/&quot; &amp; [.N21] &amp; &quot;',hdreventpa)&quot; &amp; CHAR(10) &amp; &quot;;SECCHI B&quot; &amp; CHAR(10) &amp; &quot;imb=sccreadfits(secchipath+'/b/img/cor2/&quot; &amp; [.$A$1] &amp; &quot;/level1/&quot; &amp; [.B21] &amp; &quot;', hdreventb)&quot; &amp; CHAR(10) &amp; &quot;imbprev=sccreadfits(secchipath+'/b/img/cor2/&quot; &amp; [.$A$1] &amp; &quot;/level1/&quot; &amp; [.D2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1] &amp; &quot;', lasco1hdr);+'/C3/L0/20130328/32334111.fts', lasco1hdr)&quot; &amp; CHAR(10) &amp; &quot;lasco0=readfits(lascopath+'/&quot; &amp; [.$A$1] &amp; &quot;/&quot; &amp; [.J2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3)10&#10;@gcs_config&#10;;To load images from CORs A&amp;B plus LASCO and call rtsccguicloud with forward model from Thernisien et al. (2009)&#10;SAVE_FILE=GCSD_PATH+'/GCS_20130521(3)/10.sav'&#10;secchipath='/home/hebe/data/stereo/secchi/L0'&#10;lascopath='/home/hebe/data/soho/lasco/level_1/c2'&#10;;opens images of interest and backgrounds&#10;;SECCHI A&#10;ima=sccreadfits(secchipath+'/a/img/cor2/20130521(3)/level1/20130522_013900_04c2A.fts', hdreventa)&#10;imaprev=sccreadfits(secchipath+'/a/img/cor2/20130521(3)/level1/20130522_012400_04c2A.fts',hdreventpa)&#10;;SECCHI B&#10;imb=sccreadfits(secchipath+'/b/img/cor2/20130521(3)/level1/20130522_013900_04c2B.fts', hdreventb)&#10;imbprev=sccreadfits(secchipath+'/b/img/cor2/20130521(3)/level1/20130522_01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(3)/26460079.fts', lasco1hdr);+'/C3/L0/20130328/32334111.fts', lasco1hdr)&#10;lasco0=readfits(lascopath+'/20130521(3)/2646007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3)/preped/20130521_220030_14euB.fts', heuvib)&#10;imeuvia=sccreadfits(secchipath+'/a/img/euvi/20130521(3)/preped/20130521_220030_14euA.fts', heuvia)&#10;;This one replaces one of the EUVIs for SDO AIA&#10;imeuvib=sccreadfits('/home/hebe/data/sdo/aia/L1/193/20130521(3)/preped/AIA20130521_221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3)10</text:p>
            <text:p>@gcs_config</text:p>
            <text:p>;To load images from CORs A&amp;B plus LASCO and call rtsccguicloud with forward model from Thernisien et al. (2009)</text:p>
            <text:p>SAVE_FILE=GCSD_PATH+'/GCS_20130521(3)/10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(3)/level1/20130522_013900_04c2A.fts', hdreventa)</text:p>
            <text:p>imaprev=sccreadfits(secchipath+'/a/img/cor2/20130521(3)/level1/20130522_012400_04c2A.fts',hdreventpa)</text:p>
            <text:p>;SECCHI B</text:p>
            <text:p>imb=sccreadfits(secchipath+'/b/img/cor2/20130521(3)/level1/20130522_013900_04c2B.fts', hdreventb)</text:p>
            <text:p>imbprev=sccreadfits(secchipath+'/b/img/cor2/20130521(3)/level1/20130522_01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(3)/26460079.fts', lasco1hdr);+'/C3/L0/20130328/32334111.fts', lasco1hdr)</text:p>
            <text:p>lasco0=readfits(lascopath+'/20130521(3)/2646007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3)/preped/20130521_220030_14euB.fts', heuvib)</text:p>
            <text:p>imeuvia=sccreadfits(secchipath+'/a/img/euvi/20130521(3)/preped/20130521_220030_14euA.fts', heuvia)</text:p>
            <text:p>;This one replaces one of the EUVIs for SDO AIA</text:p>
            <text:p>imeuvib=sccreadfits('/home/hebe/data/sdo/aia/L1/193/20130521(3)/preped/AIA20130521_221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40" table:number-columns-repeated="5"/>
          <table:table-cell table:style-name="ce56" table:number-columns-repeated="5"/>
          <table:table-cell table:style-name="ce61" table:number-columns-repeated="9"/>
          <table:table-cell table:style-name="ce66" table:number-columns-repeated="982"/>
        </table:table-row>
        <table:table-row table:style-name="ro5">
          <table:table-cell table:style-name="ce3"/>
          <table:table-cell table:style-name="ce19" table:number-columns-repeated="3"/>
          <table:table-cell table:style-name="ce3"/>
          <table:table-cell table:style-name="ce14"/>
          <table:table-cell table:style-name="ce3" office:value-type="time" office:time-value="PT01H47M00S" calcext:value-type="time">
            <text:p>01:47:00</text:p>
          </table:table-cell>
          <table:table-cell table:style-name="ce14" office:value-type="string" calcext:value-type="string">
            <text:p>26460080.fts</text:p>
          </table:table-cell>
          <table:table-cell table:style-name="ce8" office:value-type="time" office:time-value="PT01H35M00S" calcext:value-type="time">
            <text:p>01:35:00</text:p>
          </table:table-cell>
          <table:table-cell table:style-name="ce14" office:value-type="string" calcext:value-type="string">
            <text:p>26460079.fts</text:p>
          </table:table-cell>
          <table:table-cell table:style-name="ce3"/>
          <table:table-cell table:style-name="Default" table:number-columns-repeated="3"/>
          <table:table-cell table:style-name="ce3"/>
          <table:table-cell table:style-name="ce14" table:number-columns-repeated="6"/>
          <table:table-cell table:style-name="ce38"/>
          <table:table-cell table:style-name="ce47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5">
          <table:table-cell table:style-name="ce9"/>
          <table:table-cell table:style-name="ce16" office:value-type="string" calcext:value-type="string">
            <text:p>20130522_015400_04c2B.fts</text:p>
          </table:table-cell>
          <table:table-cell table:style-name="ce9"/>
          <table:table-cell table:style-name="ce16" office:value-type="string" calcext:value-type="string">
            <text:p>20130522_013900_04c2B.fts</text:p>
          </table:table-cell>
          <table:table-cell table:style-name="ce9"/>
          <table:table-cell table:style-name="ce16"/>
          <table:table-cell table:style-name="ce9" office:value-type="time" office:time-value="PT01H59M00S" calcext:value-type="time">
            <text:p>01:59:00</text:p>
          </table:table-cell>
          <table:table-cell table:style-name="ce16" office:value-type="string" calcext:value-type="string">
            <text:p>26460081.fts</text:p>
          </table:table-cell>
          <table:table-cell table:style-name="ce9" office:value-type="time" office:time-value="PT01H47M00S" calcext:value-type="time">
            <text:p>01:47:00</text:p>
          </table:table-cell>
          <table:table-cell table:style-name="ce16" office:value-type="string" calcext:value-type="string">
            <text:p>26460080.fts</text:p>
          </table:table-cell>
          <table:table-cell table:style-name="ce9"/>
          <table:table-cell table:style-name="ce16" office:value-type="string" calcext:value-type="string">
            <text:p>20130522_015400_04c2A.fts</text:p>
          </table:table-cell>
          <table:table-cell table:style-name="ce9"/>
          <table:table-cell table:style-name="ce16" office:value-type="string" calcext:value-type="string">
            <text:p>20130522_013900_04c2A.fts</text:p>
          </table:table-cell>
          <table:table-cell table:style-name="ce9"/>
          <table:table-cell table:style-name="ce16" table:number-columns-repeated="4"/>
          <table:table-cell table:style-name="ce17" office:value-type="string" calcext:value-type="string">
            <text:p>cor2</text:p>
          </table:table-cell>
          <table:table-cell table:style-name="ce16"/>
          <table:table-cell table:style-name="ce39" office:value-type="float" office:value="11" calcext:value-type="float">
            <text:p>11</text:p>
          </table:table-cell>
          <table:table-cell table:style-name="ce46" table:formula="of:=&quot;PRO FMwLASCO&quot; &amp; [.$A$1] &amp; [.V23] &amp; CHAR(10) &amp; &quot;@gcs_config&quot; &amp; CHAR(10) &amp; &quot;;To load images from CORs A&amp;B plus LASCO and call rtsccguicloud with forward model from Thernisien et al. (2009)&quot; &amp; CHAR(10) &amp; &quot;SAVE_FILE=GCSD_PATH+'/GCS_20130521(3)/&quot; &amp; [.V23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3] &amp; &quot;', hdreventa)&quot; &amp; CHAR(10) &amp; &quot;imaprev=sccreadfits(secchipath+'/a/img/cor2/&quot; &amp; [.$A$1] &amp; &quot;/level1/&quot; &amp; [.N23] &amp; &quot;',hdreventpa)&quot; &amp; CHAR(10) &amp; &quot;;SECCHI B&quot; &amp; CHAR(10) &amp; &quot;imb=sccreadfits(secchipath+'/b/img/cor2/&quot; &amp; [.$A$1] &amp; &quot;/level1/&quot; &amp; [.B23] &amp; &quot;', hdreventb)&quot; &amp; CHAR(10) &amp; &quot;imbprev=sccreadfits(secchipath+'/b/img/cor2/&quot; &amp; [.$A$1] &amp; &quot;/level1/&quot; &amp; [.D2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3] &amp; &quot;', lasco1hdr);+'/C3/L0/20130328/32334111.fts', lasco1hdr)&quot; &amp; CHAR(10) &amp; &quot;lasco0=readfits(lascopath+'/&quot; &amp; [.$A$1] &amp; &quot;/&quot; &amp; [.J2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3)11&#10;@gcs_config&#10;;To load images from CORs A&amp;B plus LASCO and call rtsccguicloud with forward model from Thernisien et al. (2009)&#10;SAVE_FILE=GCSD_PATH+'/GCS_20130521(3)/11.sav'&#10;secchipath='/home/hebe/data/stereo/secchi/L0'&#10;lascopath='/home/hebe/data/soho/lasco/level_1/c2'&#10;;opens images of interest and backgrounds&#10;;SECCHI A&#10;ima=sccreadfits(secchipath+'/a/img/cor2/20130521(3)/level1/20130522_015400_04c2A.fts', hdreventa)&#10;imaprev=sccreadfits(secchipath+'/a/img/cor2/20130521(3)/level1/20130522_013900_04c2A.fts',hdreventpa)&#10;;SECCHI B&#10;imb=sccreadfits(secchipath+'/b/img/cor2/20130521(3)/level1/20130522_015400_04c2B.fts', hdreventb)&#10;imbprev=sccreadfits(secchipath+'/b/img/cor2/20130521(3)/level1/20130522_01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(3)/26460081.fts', lasco1hdr);+'/C3/L0/20130328/32334111.fts', lasco1hdr)&#10;lasco0=readfits(lascopath+'/20130521(3)/2646008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3)/preped/20130521_220030_14euB.fts', heuvib)&#10;imeuvia=sccreadfits(secchipath+'/a/img/euvi/20130521(3)/preped/20130521_220030_14euA.fts', heuvia)&#10;;This one replaces one of the EUVIs for SDO AIA&#10;imeuvib=sccreadfits('/home/hebe/data/sdo/aia/L1/193/20130521(3)/preped/AIA20130521_221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3)11</text:p>
            <text:p>@gcs_config</text:p>
            <text:p>;To load images from CORs A&amp;B plus LASCO and call rtsccguicloud with forward model from Thernisien et al. (2009)</text:p>
            <text:p>SAVE_FILE=GCSD_PATH+'/GCS_20130521(3)/11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(3)/level1/20130522_015400_04c2A.fts', hdreventa)</text:p>
            <text:p>imaprev=sccreadfits(secchipath+'/a/img/cor2/20130521(3)/level1/20130522_013900_04c2A.fts',hdreventpa)</text:p>
            <text:p>;SECCHI B</text:p>
            <text:p>imb=sccreadfits(secchipath+'/b/img/cor2/20130521(3)/level1/20130522_015400_04c2B.fts', hdreventb)</text:p>
            <text:p>imbprev=sccreadfits(secchipath+'/b/img/cor2/20130521(3)/level1/20130522_01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(3)/26460081.fts', lasco1hdr);+'/C3/L0/20130328/32334111.fts', lasco1hdr)</text:p>
            <text:p>lasco0=readfits(lascopath+'/20130521(3)/2646008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3)/preped/20130521_220030_14euB.fts', heuvib)</text:p>
            <text:p>imeuvia=sccreadfits(secchipath+'/a/img/euvi/20130521(3)/preped/20130521_220030_14euA.fts', heuvia)</text:p>
            <text:p>;This one replaces one of the EUVIs for SDO AIA</text:p>
            <text:p>imeuvib=sccreadfits('/home/hebe/data/sdo/aia/L1/193/20130521(3)/preped/AIA20130521_221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39" table:number-columns-repeated="5"/>
          <table:table-cell table:style-name="ce5" table:number-columns-repeated="5"/>
          <table:table-cell table:style-name="ce60" table:number-columns-repeated="9"/>
          <table:table-cell table:style-name="ce66" table:number-columns-repeated="982"/>
        </table:table-row>
        <table:table-row table:style-name="ro5">
          <table:table-cell table:style-name="ce3"/>
          <table:table-cell table:style-name="ce19" table:number-columns-repeated="3"/>
          <table:table-cell table:style-name="ce3"/>
          <table:table-cell table:style-name="ce14"/>
          <table:table-cell table:style-name="ce3" office:value-type="time" office:time-value="PT02H11M00S" calcext:value-type="time">
            <text:p>02:11:00</text:p>
          </table:table-cell>
          <table:table-cell table:style-name="ce14" office:value-type="string" calcext:value-type="string">
            <text:p>26460082.fts</text:p>
          </table:table-cell>
          <table:table-cell table:style-name="ce3" office:value-type="time" office:time-value="PT01H59M00S" calcext:value-type="time">
            <text:p>01:59:00</text:p>
          </table:table-cell>
          <table:table-cell table:style-name="ce14" office:value-type="string" calcext:value-type="string">
            <text:p>26460081.fts</text:p>
          </table:table-cell>
          <table:table-cell table:style-name="ce3"/>
          <table:table-cell table:style-name="Default" table:number-columns-repeated="3"/>
          <table:table-cell table:style-name="ce3"/>
          <table:table-cell table:style-name="ce14" table:number-columns-repeated="6"/>
          <table:table-cell table:style-name="ce38"/>
          <table:table-cell table:style-name="ce47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5">
          <table:table-cell table:style-name="ce9"/>
          <table:table-cell table:style-name="ce16" office:value-type="string" calcext:value-type="string">
            <text:p>20130522_022400_04c2B.fts</text:p>
          </table:table-cell>
          <table:table-cell table:style-name="ce9"/>
          <table:table-cell table:style-name="ce16" office:value-type="string" calcext:value-type="string">
            <text:p>20130522_015400_04c2B.fts</text:p>
          </table:table-cell>
          <table:table-cell table:style-name="ce9"/>
          <table:table-cell table:style-name="ce16"/>
          <table:table-cell table:style-name="ce9" office:value-type="time" office:time-value="PT02H23M00S" calcext:value-type="time">
            <text:p>02:23:00</text:p>
          </table:table-cell>
          <table:table-cell table:style-name="ce16" office:value-type="string" calcext:value-type="string">
            <text:p>26460083.fts</text:p>
          </table:table-cell>
          <table:table-cell table:style-name="ce9" office:value-type="time" office:time-value="PT02H11M00S" calcext:value-type="time">
            <text:p>02:11:00</text:p>
          </table:table-cell>
          <table:table-cell table:style-name="ce16" office:value-type="string" calcext:value-type="string">
            <text:p>26460082.fts</text:p>
          </table:table-cell>
          <table:table-cell table:style-name="ce9"/>
          <table:table-cell table:style-name="ce16" office:value-type="string" calcext:value-type="string">
            <text:p>20130522_022400_04c2A.fts</text:p>
          </table:table-cell>
          <table:table-cell table:style-name="ce9"/>
          <table:table-cell table:style-name="ce16" office:value-type="string" calcext:value-type="string">
            <text:p>20130522_015400_04c2A.fts</text:p>
          </table:table-cell>
          <table:table-cell table:style-name="ce9"/>
          <table:table-cell table:style-name="ce16" table:number-columns-repeated="4"/>
          <table:table-cell table:style-name="ce17" office:value-type="string" calcext:value-type="string">
            <text:p>cor2</text:p>
          </table:table-cell>
          <table:table-cell table:style-name="ce16"/>
          <table:table-cell table:style-name="ce39" office:value-type="float" office:value="12" calcext:value-type="float">
            <text:p>12</text:p>
          </table:table-cell>
          <table:table-cell table:style-name="ce46" table:formula="of:=&quot;PRO FMwLASCO&quot; &amp; [.$A$1] &amp; [.V25] &amp; CHAR(10) &amp; &quot;@gcs_config&quot; &amp; CHAR(10) &amp; &quot;;To load images from CORs A&amp;B plus LASCO and call rtsccguicloud with forward model from Thernisien et al. (2009)&quot; &amp; CHAR(10) &amp; &quot;SAVE_FILE=GCSD_PATH+'/GCS_20130521(3)/&quot; &amp; [.V25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5] &amp; &quot;', hdreventa)&quot; &amp; CHAR(10) &amp; &quot;imaprev=sccreadfits(secchipath+'/a/img/cor2/&quot; &amp; [.$A$1] &amp; &quot;/level1/&quot; &amp; [.N25] &amp; &quot;',hdreventpa)&quot; &amp; CHAR(10) &amp; &quot;;SECCHI B&quot; &amp; CHAR(10) &amp; &quot;imb=sccreadfits(secchipath+'/b/img/cor2/&quot; &amp; [.$A$1] &amp; &quot;/level1/&quot; &amp; [.B25] &amp; &quot;', hdreventb)&quot; &amp; CHAR(10) &amp; &quot;imbprev=sccreadfits(secchipath+'/b/img/cor2/&quot; &amp; [.$A$1] &amp; &quot;/level1/&quot; &amp; [.D2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5] &amp; &quot;', lasco1hdr);+'/C3/L0/20130328/32334111.fts', lasco1hdr)&quot; &amp; CHAR(10) &amp; &quot;lasco0=readfits(lascopath+'/&quot; &amp; [.$A$1] &amp; &quot;/&quot; &amp; [.J2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3)12&#10;@gcs_config&#10;;To load images from CORs A&amp;B plus LASCO and call rtsccguicloud with forward model from Thernisien et al. (2009)&#10;SAVE_FILE=GCSD_PATH+'/GCS_20130521(3)/12.sav'&#10;secchipath='/home/hebe/data/stereo/secchi/L0'&#10;lascopath='/home/hebe/data/soho/lasco/level_1/c2'&#10;;opens images of interest and backgrounds&#10;;SECCHI A&#10;ima=sccreadfits(secchipath+'/a/img/cor2/20130521(3)/level1/20130522_022400_04c2A.fts', hdreventa)&#10;imaprev=sccreadfits(secchipath+'/a/img/cor2/20130521(3)/level1/20130522_015400_04c2A.fts',hdreventpa)&#10;;SECCHI B&#10;imb=sccreadfits(secchipath+'/b/img/cor2/20130521(3)/level1/20130522_022400_04c2B.fts', hdreventb)&#10;imbprev=sccreadfits(secchipath+'/b/img/cor2/20130521(3)/level1/20130522_01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(3)/26460083.fts', lasco1hdr);+'/C3/L0/20130328/32334111.fts', lasco1hdr)&#10;lasco0=readfits(lascopath+'/20130521(3)/2646008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3)/preped/20130521_220030_14euB.fts', heuvib)&#10;imeuvia=sccreadfits(secchipath+'/a/img/euvi/20130521(3)/preped/20130521_220030_14euA.fts', heuvia)&#10;;This one replaces one of the EUVIs for SDO AIA&#10;imeuvib=sccreadfits('/home/hebe/data/sdo/aia/L1/193/20130521(3)/preped/AIA20130521_221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3)12</text:p>
            <text:p>@gcs_config</text:p>
            <text:p>;To load images from CORs A&amp;B plus LASCO and call rtsccguicloud with forward model from Thernisien et al. (2009)</text:p>
            <text:p>SAVE_FILE=GCSD_PATH+'/GCS_20130521(3)/12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(3)/level1/20130522_022400_04c2A.fts', hdreventa)</text:p>
            <text:p>imaprev=sccreadfits(secchipath+'/a/img/cor2/20130521(3)/level1/20130522_015400_04c2A.fts',hdreventpa)</text:p>
            <text:p>;SECCHI B</text:p>
            <text:p>imb=sccreadfits(secchipath+'/b/img/cor2/20130521(3)/level1/20130522_022400_04c2B.fts', hdreventb)</text:p>
            <text:p>imbprev=sccreadfits(secchipath+'/b/img/cor2/20130521(3)/level1/20130522_01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(3)/26460083.fts', lasco1hdr);+'/C3/L0/20130328/32334111.fts', lasco1hdr)</text:p>
            <text:p>lasco0=readfits(lascopath+'/20130521(3)/2646008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3)/preped/20130521_220030_14euB.fts', heuvib)</text:p>
            <text:p>imeuvia=sccreadfits(secchipath+'/a/img/euvi/20130521(3)/preped/20130521_220030_14euA.fts', heuvia)</text:p>
            <text:p>;This one replaces one of the EUVIs for SDO AIA</text:p>
            <text:p>imeuvib=sccreadfits('/home/hebe/data/sdo/aia/L1/193/20130521(3)/preped/AIA20130521_221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39" table:number-columns-repeated="5"/>
          <table:table-cell table:style-name="ce5" table:number-columns-repeated="5"/>
          <table:table-cell table:style-name="ce60" table:number-columns-repeated="9"/>
          <table:table-cell table:style-name="ce66" table:number-columns-repeated="982"/>
        </table:table-row>
        <table:table-row table:style-name="ro5">
          <table:table-cell table:style-name="ce4"/>
          <table:table-cell table:style-name="ce15" office:value-type="string" calcext:value-type="string">
            <text:p>20130522_023900_04c2B.fts</text:p>
          </table:table-cell>
          <table:table-cell table:style-name="ce4"/>
          <table:table-cell table:style-name="ce15" office:value-type="string" calcext:value-type="string">
            <text:p>20130522_022400_04c2B.fts</text:p>
          </table:table-cell>
          <table:table-cell table:style-name="ce4"/>
          <table:table-cell table:style-name="ce15"/>
          <table:table-cell table:style-name="ce4" office:value-type="time" office:time-value="PT02H35M00S" calcext:value-type="time">
            <text:p>02:35:00</text:p>
          </table:table-cell>
          <table:table-cell table:style-name="ce15" office:value-type="string" calcext:value-type="string">
            <text:p>26460084.fts</text:p>
          </table:table-cell>
          <table:table-cell table:style-name="ce4" office:value-type="time" office:time-value="PT02H23M00S" calcext:value-type="time">
            <text:p>02:23:00</text:p>
          </table:table-cell>
          <table:table-cell table:style-name="ce15" office:value-type="string" calcext:value-type="string">
            <text:p>26460083.fts</text:p>
          </table:table-cell>
          <table:table-cell table:style-name="ce4"/>
          <table:table-cell table:style-name="ce15" office:value-type="string" calcext:value-type="string">
            <text:p>20130522_023900_04c2A.fts</text:p>
          </table:table-cell>
          <table:table-cell table:style-name="ce4"/>
          <table:table-cell table:style-name="ce15" office:value-type="string" calcext:value-type="string">
            <text:p>20130522_022400_04c2A.fts</text:p>
          </table:table-cell>
          <table:table-cell table:style-name="ce4"/>
          <table:table-cell table:style-name="ce15" table:number-columns-repeated="4"/>
          <table:table-cell table:style-name="ce36" office:value-type="string" calcext:value-type="string">
            <text:p>cor2</text:p>
          </table:table-cell>
          <table:table-cell table:style-name="ce15"/>
          <table:table-cell table:style-name="ce37" office:value-type="float" office:value="13" calcext:value-type="float">
            <text:p>13</text:p>
          </table:table-cell>
          <table:table-cell table:style-name="ce48" table:formula="of:=&quot;PRO FMwLASCO&quot; &amp; [.$A$1] &amp; [.V26] &amp; CHAR(10) &amp; &quot;@gcs_config&quot; &amp; CHAR(10) &amp; &quot;;To load images from CORs A&amp;B plus LASCO and call rtsccguicloud with forward model from Thernisien et al. (2009)&quot; &amp; CHAR(10) &amp; &quot;SAVE_FILE=GCSD_PATH+'/GCS_20130521(3)/&quot; &amp; [.V26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6] &amp; &quot;', hdreventa)&quot; &amp; CHAR(10) &amp; &quot;imaprev=sccreadfits(secchipath+'/a/img/cor2/&quot; &amp; [.$A$1] &amp; &quot;/level1/&quot; &amp; [.N26] &amp; &quot;',hdreventpa)&quot; &amp; CHAR(10) &amp; &quot;;SECCHI B&quot; &amp; CHAR(10) &amp; &quot;imb=sccreadfits(secchipath+'/b/img/cor2/&quot; &amp; [.$A$1] &amp; &quot;/level1/&quot; &amp; [.B26] &amp; &quot;', hdreventb)&quot; &amp; CHAR(10) &amp; &quot;imbprev=sccreadfits(secchipath+'/b/img/cor2/&quot; &amp; [.$A$1] &amp; &quot;/level1/&quot; &amp; [.D2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6] &amp; &quot;', lasco1hdr);+'/C3/L0/20130328/32334111.fts', lasco1hdr)&quot; &amp; CHAR(10) &amp; &quot;lasco0=readfits(lascopath+'/&quot; &amp; [.$A$1] &amp; &quot;/&quot; &amp; [.J2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3)13&#10;@gcs_config&#10;;To load images from CORs A&amp;B plus LASCO and call rtsccguicloud with forward model from Thernisien et al. (2009)&#10;SAVE_FILE=GCSD_PATH+'/GCS_20130521(3)/13.sav'&#10;secchipath='/home/hebe/data/stereo/secchi/L0'&#10;lascopath='/home/hebe/data/soho/lasco/level_1/c2'&#10;;opens images of interest and backgrounds&#10;;SECCHI A&#10;ima=sccreadfits(secchipath+'/a/img/cor2/20130521(3)/level1/20130522_023900_04c2A.fts', hdreventa)&#10;imaprev=sccreadfits(secchipath+'/a/img/cor2/20130521(3)/level1/20130522_022400_04c2A.fts',hdreventpa)&#10;;SECCHI B&#10;imb=sccreadfits(secchipath+'/b/img/cor2/20130521(3)/level1/20130522_023900_04c2B.fts', hdreventb)&#10;imbprev=sccreadfits(secchipath+'/b/img/cor2/20130521(3)/level1/20130522_02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(3)/26460084.fts', lasco1hdr);+'/C3/L0/20130328/32334111.fts', lasco1hdr)&#10;lasco0=readfits(lascopath+'/20130521(3)/2646008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3)/preped/20130521_220030_14euB.fts', heuvib)&#10;imeuvia=sccreadfits(secchipath+'/a/img/euvi/20130521(3)/preped/20130521_220030_14euA.fts', heuvia)&#10;;This one replaces one of the EUVIs for SDO AIA&#10;imeuvib=sccreadfits('/home/hebe/data/sdo/aia/L1/193/20130521(3)/preped/AIA20130521_221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3)13</text:p>
            <text:p>@gcs_config</text:p>
            <text:p>;To load images from CORs A&amp;B plus LASCO and call rtsccguicloud with forward model from Thernisien et al. (2009)</text:p>
            <text:p>SAVE_FILE=GCSD_PATH+'/GCS_20130521(3)/13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(3)/level1/20130522_023900_04c2A.fts', hdreventa)</text:p>
            <text:p>imaprev=sccreadfits(secchipath+'/a/img/cor2/20130521(3)/level1/20130522_022400_04c2A.fts',hdreventpa)</text:p>
            <text:p>;SECCHI B</text:p>
            <text:p>imb=sccreadfits(secchipath+'/b/img/cor2/20130521(3)/level1/20130522_023900_04c2B.fts', hdreventb)</text:p>
            <text:p>imbprev=sccreadfits(secchipath+'/b/img/cor2/20130521(3)/level1/20130522_02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(3)/26460084.fts', lasco1hdr);+'/C3/L0/20130328/32334111.fts', lasco1hdr)</text:p>
            <text:p>lasco0=readfits(lascopath+'/20130521(3)/2646008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3)/preped/20130521_220030_14euB.fts', heuvib)</text:p>
            <text:p>imeuvia=sccreadfits(secchipath+'/a/img/euvi/20130521(3)/preped/20130521_220030_14euA.fts', heuvia)</text:p>
            <text:p>;This one replaces one of the EUVIs for SDO AIA</text:p>
            <text:p>imeuvib=sccreadfits('/home/hebe/data/sdo/aia/L1/193/20130521(3)/preped/AIA20130521_221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37" table:number-columns-repeated="5"/>
          <table:table-cell table:style-name="ce53" table:number-columns-repeated="5"/>
          <table:table-cell table:style-name="ce59" table:number-columns-repeated="9"/>
          <table:table-cell table:style-name="ce65" table:number-columns-repeated="982"/>
        </table:table-row>
        <table:table-row table:style-name="ro5">
          <table:table-cell table:style-name="ce3"/>
          <table:table-cell table:style-name="ce19" table:number-columns-repeated="3"/>
          <table:table-cell table:style-name="ce3"/>
          <table:table-cell table:style-name="ce14"/>
          <table:table-cell table:style-name="ce3" office:value-type="time" office:time-value="PT02H47M00S" calcext:value-type="time">
            <text:p>02:47:00</text:p>
          </table:table-cell>
          <table:table-cell table:style-name="ce14" office:value-type="string" calcext:value-type="string">
            <text:p>26460085.fts</text:p>
          </table:table-cell>
          <table:table-cell table:style-name="ce3" office:value-type="time" office:time-value="PT02H35M00S" calcext:value-type="time">
            <text:p>02:35:00</text:p>
          </table:table-cell>
          <table:table-cell table:style-name="ce14" office:value-type="string" calcext:value-type="string">
            <text:p>26460084.fts</text:p>
          </table:table-cell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5" table:number-rows-repeated="4">
          <table:table-cell table:style-name="ce3"/>
          <table:table-cell table:style-name="ce19" table:number-columns-repeated="3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Default" table:number-columns-repeated="3"/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5">
          <table:table-cell table:style-name="ce3"/>
          <table:table-cell table:style-name="ce19" table:number-columns-repeated="3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 office:value-type="string" calcext:value-type="string">
            <text:p>20130522_005400_04c2A.fts</text:p>
          </table:table-cell>
          <table:table-cell table:style-name="ce3"/>
          <table:table-cell table:style-name="ce14" office:value-type="string" calcext:value-type="string">
            <text:p>20130522_003900_04c2A.fts</text:p>
          </table:table-cell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 table:number-rows-repeated="3">
          <table:table-cell table:style-name="ce3"/>
          <table:table-cell table:style-name="ce19" table:number-columns-repeated="3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Default" table:number-columns-repeated="3"/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9" table:number-columns-repeated="3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Default" table:number-columns-repeated="3"/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/>
          <table:table-cell table:style-name="ce63"/>
          <table:table-cell table:style-name="ce58" table:number-columns-repeated="7"/>
          <table:table-cell table:number-columns-repeated="982"/>
        </table:table-row>
        <table:table-row table:style-name="ro6">
          <table:table-cell table:style-name="ce3"/>
          <table:table-cell table:style-name="ce19" table:number-columns-repeated="3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Default" table:number-columns-repeated="3"/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9" table:number-columns-repeated="3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 office:value-type="string" calcext:value-type="string">
            <text:p>20130522_025400_04c2A.fts</text:p>
          </table:table-cell>
          <table:table-cell table:style-name="ce3"/>
          <table:table-cell table:style-name="ce14" office:value-type="string" calcext:value-type="string">
            <text:p>20130522_023900_04c2A.fts</text:p>
          </table:table-cell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9" table:number-columns-repeated="3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 office:value-type="string" calcext:value-type="string">
            <text:p>20130522_032400_04c2A.fts</text:p>
          </table:table-cell>
          <table:table-cell table:style-name="ce3"/>
          <table:table-cell table:style-name="ce14" office:value-type="string" calcext:value-type="string">
            <text:p>20130522_025400_04c2A.fts</text:p>
          </table:table-cell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9" table:number-columns-repeated="3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 office:value-type="string" calcext:value-type="string">
            <text:p>20130522_033900_04c2A.fts</text:p>
          </table:table-cell>
          <table:table-cell table:style-name="ce3"/>
          <table:table-cell table:style-name="ce14" office:value-type="string" calcext:value-type="string">
            <text:p>20130522_032400_04c2A.fts</text:p>
          </table:table-cell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9" table:number-columns-repeated="3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 office:value-type="string" calcext:value-type="string">
            <text:p>20130522_035400_04c2A.fts</text:p>
          </table:table-cell>
          <table:table-cell table:style-name="ce3"/>
          <table:table-cell table:style-name="ce14" office:value-type="string" calcext:value-type="string">
            <text:p>20130522_033900_04c2A.fts</text:p>
          </table:table-cell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9" table:number-columns-repeated="3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 office:value-type="string" calcext:value-type="string">
            <text:p>20130522_042400_04c2A.fts</text:p>
          </table:table-cell>
          <table:table-cell table:style-name="ce3"/>
          <table:table-cell table:style-name="ce14" office:value-type="string" calcext:value-type="string">
            <text:p>20130522_035400_04c2A.fts</text:p>
          </table:table-cell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9" table:number-columns-repeated="3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 office:value-type="string" calcext:value-type="string">
            <text:p>20130522_043900_04c2A.fts</text:p>
          </table:table-cell>
          <table:table-cell table:style-name="ce3"/>
          <table:table-cell table:style-name="ce14" office:value-type="string" calcext:value-type="string">
            <text:p>20130522_042400_04c2A.fts</text:p>
          </table:table-cell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9" table:number-columns-repeated="3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 office:value-type="string" calcext:value-type="string">
            <text:p>20130522_045400_04c2A.fts</text:p>
          </table:table-cell>
          <table:table-cell table:style-name="ce3"/>
          <table:table-cell table:style-name="ce14" office:value-type="string" calcext:value-type="string">
            <text:p>20130522_043900_04c2A.fts</text:p>
          </table:table-cell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9" table:number-columns-repeated="3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 table:number-rows-repeated="3"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7"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5" office:value-type="string" calcext:value-type="string">
            <text:p>20130521_224000_04c1A.fts</text:p>
          </table:table-cell>
          <table:table-cell table:style-name="ce5"/>
          <table:table-cell table:style-name="ce16" office:value-type="string" calcext:value-type="string">
            <text:p>20130521_223000_04c1A.fts</text:p>
          </table:table-cell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6" office:value-type="string" calcext:value-type="string">
            <text:p>20130521_225000_04c1A.fts</text:p>
          </table:table-cell>
          <table:table-cell table:style-name="ce6"/>
          <table:table-cell table:style-name="ce5" office:value-type="string" calcext:value-type="string">
            <text:p>20130521_224000_04c1A.fts</text:p>
          </table:table-cell>
          <table:table-cell table:style-name="ce3"/>
          <table:table-cell table:style-name="ce14" table:number-columns-repeated="6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/>
          <table:table-cell table:style-name="ce3"/>
          <table:table-cell table:style-name="ce24"/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16" office:value-type="string" calcext:value-type="string">
            <text:p>20130521_230000_04c1A.fts</text:p>
          </table:table-cell>
          <table:table-cell table:style-name="ce6"/>
          <table:table-cell table:style-name="ce16" office:value-type="string" calcext:value-type="string">
            <text:p>20130521_225000_04c1A.fts</text:p>
          </table:table-cell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/>
          <table:table-cell table:style-name="ce3"/>
          <table:table-cell table:style-name="ce24"/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17" office:value-type="string" calcext:value-type="string">
            <text:p>20130521_233000_04c1A.fts</text:p>
          </table:table-cell>
          <table:table-cell table:style-name="ce6"/>
          <table:table-cell table:style-name="ce17" office:value-type="string" calcext:value-type="string">
            <text:p>20130521_232000_04c1A.fts</text:p>
          </table:table-cell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Default" table:number-columns-repeated="3"/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18" office:value-type="string" calcext:value-type="string">
            <text:p>20130521_234000_04c1A.fts</text:p>
          </table:table-cell>
          <table:table-cell table:style-name="ce8"/>
          <table:table-cell table:style-name="ce18" office:value-type="string" calcext:value-type="string">
            <text:p>20130521_233000_04c1A.fts</text:p>
          </table:table-cell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 office:value-type="string" calcext:value-type="string">
            <text:p>20130521_225000_04c1B.fts</text:p>
          </table:table-cell>
          <table:table-cell table:style-name="ce8"/>
          <table:table-cell table:style-name="ce14" office:value-type="string" calcext:value-type="string">
            <text:p>20130521_224000_04c1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17" office:value-type="string" calcext:value-type="string">
            <text:p>20130521_235000_04c1A.fts</text:p>
          </table:table-cell>
          <table:table-cell table:style-name="ce6"/>
          <table:table-cell table:style-name="ce17" office:value-type="string" calcext:value-type="string">
            <text:p>20130521_234000_04c1A.fts</text:p>
          </table:table-cell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7" office:value-type="string" calcext:value-type="string">
            <text:p>20130521_230000_04c1B.fts</text:p>
          </table:table-cell>
          <table:table-cell table:style-name="ce7"/>
          <table:table-cell table:style-name="ce14" office:value-type="string" calcext:value-type="string">
            <text:p>20130521_225000_04c1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16" office:value-type="string" calcext:value-type="string">
            <text:p>20130522_001000_04c1A.fts</text:p>
          </table:table-cell>
          <table:table-cell table:style-name="ce9"/>
          <table:table-cell table:style-name="ce17" office:value-type="string" calcext:value-type="string">
            <text:p>20130521_235000_04c1A.fts</text:p>
          </table:table-cell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8" office:value-type="string" calcext:value-type="string">
            <text:p>20130521_234000_04c1B.fts</text:p>
          </table:table-cell>
          <table:table-cell table:style-name="ce8"/>
          <table:table-cell table:style-name="ce18" office:value-type="string" calcext:value-type="string">
            <text:p>20130521_233000_04c1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14" office:value-type="string" calcext:value-type="string">
            <text:p>20130522_002000_04c1A.fts</text:p>
          </table:table-cell>
          <table:table-cell table:style-name="ce3"/>
          <table:table-cell table:style-name="ce14" office:value-type="string" calcext:value-type="string">
            <text:p>20130522_001000_04c1A.fts</text:p>
          </table:table-cell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 office:value-type="string" calcext:value-type="string">
            <text:p>20130522_004000_04c1B.fts</text:p>
          </table:table-cell>
          <table:table-cell table:style-name="ce3"/>
          <table:table-cell table:style-name="ce14" office:value-type="string" calcext:value-type="string">
            <text:p>20130522_003000_04c1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16" office:value-type="string" calcext:value-type="string">
            <text:p>20130522_003000_04c1A.fts</text:p>
          </table:table-cell>
          <table:table-cell table:style-name="ce9"/>
          <table:table-cell table:style-name="ce16" office:value-type="string" calcext:value-type="string">
            <text:p>20130522_002000_04c1A.fts</text:p>
          </table:table-cell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 office:value-type="string" calcext:value-type="string">
            <text:p>20130522_003000_04c1B.fts</text:p>
          </table:table-cell>
          <table:table-cell table:style-name="ce3"/>
          <table:table-cell table:style-name="ce14" office:value-type="string" calcext:value-type="string">
            <text:p>20130522_002000_04c1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16" office:value-type="string" calcext:value-type="string">
            <text:p>20130522_004000_04c1A.fts</text:p>
          </table:table-cell>
          <table:table-cell table:style-name="ce9"/>
          <table:table-cell table:style-name="ce16" office:value-type="string" calcext:value-type="string">
            <text:p>20130522_003000_04c1A.fts</text:p>
          </table:table-cell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8" office:value-type="string" calcext:value-type="string">
            <text:p>20130521_233000_04c1B.fts</text:p>
          </table:table-cell>
          <table:table-cell table:style-name="ce8"/>
          <table:table-cell table:style-name="ce18" office:value-type="string" calcext:value-type="string">
            <text:p>20130521_232000_04c1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14" office:value-type="string" calcext:value-type="string">
            <text:p>20130522_005000_04c1A.fts</text:p>
          </table:table-cell>
          <table:table-cell table:style-name="ce3"/>
          <table:table-cell table:style-name="ce14" office:value-type="string" calcext:value-type="string">
            <text:p>20130522_004000_04c1A.fts</text:p>
          </table:table-cell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 office:value-type="string" calcext:value-type="string">
            <text:p>20130521_235000_04c1B.fts</text:p>
          </table:table-cell>
          <table:table-cell table:style-name="ce3"/>
          <table:table-cell table:style-name="ce18" office:value-type="string" calcext:value-type="string">
            <text:p>20130521_234000_04c1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16" office:value-type="string" calcext:value-type="string">
            <text:p>20130522_010000_04c1A.fts</text:p>
          </table:table-cell>
          <table:table-cell table:style-name="ce9"/>
          <table:table-cell table:style-name="ce16" office:value-type="string" calcext:value-type="string">
            <text:p>20130522_005000_04c1A.fts</text:p>
          </table:table-cell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 office:value-type="string" calcext:value-type="string">
            <text:p>20130522_001000_04c1B.fts</text:p>
          </table:table-cell>
          <table:table-cell table:style-name="ce3"/>
          <table:table-cell table:style-name="ce14" office:value-type="string" calcext:value-type="string">
            <text:p>20130521_235000_04c1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14" office:value-type="string" calcext:value-type="string">
            <text:p>20130522_012000_04c1A.fts</text:p>
          </table:table-cell>
          <table:table-cell table:style-name="ce3"/>
          <table:table-cell table:style-name="ce14" office:value-type="string" calcext:value-type="string">
            <text:p>20130522_010000_04c1A.fts</text:p>
          </table:table-cell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 office:value-type="string" calcext:value-type="string">
            <text:p>20130522_002000_04c1B.fts</text:p>
          </table:table-cell>
          <table:table-cell table:style-name="ce3"/>
          <table:table-cell table:style-name="ce14" office:value-type="string" calcext:value-type="string">
            <text:p>20130522_001000_04c1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16" office:value-type="string" calcext:value-type="string">
            <text:p>20130522_013000_04c1A.fts</text:p>
          </table:table-cell>
          <table:table-cell table:style-name="ce9"/>
          <table:table-cell table:style-name="ce16" office:value-type="string" calcext:value-type="string">
            <text:p>20130522_012000_04c1A.fts</text:p>
          </table:table-cell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7">
          <table:table-cell table:style-name="ce3"/>
          <table:table-cell table:style-name="ce14"/>
          <table:table-cell table:style-name="ce3"/>
          <table:table-cell table:style-name="ce24"/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32"/>
          <table:table-cell table:style-name="ce33"/>
          <table:table-cell table:style-name="ce24"/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 office:value-type="string" calcext:value-type="string">
            <text:p>20130522_005400_04c2B.fts</text:p>
          </table:table-cell>
          <table:table-cell table:style-name="ce3"/>
          <table:table-cell table:style-name="ce14" office:value-type="string" calcext:value-type="string">
            <text:p>20130522_003900_04c2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32"/>
          <table:table-cell table:style-name="ce33"/>
          <table:table-cell table:style-name="ce24"/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38"/>
          <table:table-cell table:style-name="ce49"/>
          <table:table-cell table:style-name="ce38" table:number-columns-repeated="5"/>
          <table:table-cell table:style-name="ce7" table:number-columns-repeated="5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 office:value-type="string" calcext:value-type="string">
            <text:p>20130522_025400_04c2B.fts</text:p>
          </table:table-cell>
          <table:table-cell table:style-name="ce3"/>
          <table:table-cell table:style-name="ce14" office:value-type="string" calcext:value-type="string">
            <text:p>20130522_023900_04c2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32"/>
          <table:table-cell table:style-name="ce33"/>
          <table:table-cell table:style-name="ce24"/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7"/>
          <table:table-cell table:style-name="ce42"/>
          <table:table-cell table:style-name="ce7" table:number-columns-repeated="10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 office:value-type="string" calcext:value-type="string">
            <text:p>20130522_032400_04c2B.fts</text:p>
          </table:table-cell>
          <table:table-cell table:style-name="ce3"/>
          <table:table-cell table:style-name="ce14" office:value-type="string" calcext:value-type="string">
            <text:p>20130522_025400_04c2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32"/>
          <table:table-cell table:style-name="ce33"/>
          <table:table-cell table:style-name="ce24"/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7"/>
          <table:table-cell table:style-name="ce42"/>
          <table:table-cell table:style-name="ce7" table:number-columns-repeated="10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 office:value-type="string" calcext:value-type="string">
            <text:p>20130522_033900_04c2B.fts</text:p>
          </table:table-cell>
          <table:table-cell table:style-name="ce3"/>
          <table:table-cell table:style-name="ce14" office:value-type="string" calcext:value-type="string">
            <text:p>20130522_032400_04c2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32"/>
          <table:table-cell table:style-name="ce33"/>
          <table:table-cell table:style-name="ce24"/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7"/>
          <table:table-cell table:style-name="ce42"/>
          <table:table-cell table:style-name="ce7" table:number-columns-repeated="10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 office:value-type="string" calcext:value-type="string">
            <text:p>20130522_035400_04c2B.fts</text:p>
          </table:table-cell>
          <table:table-cell table:style-name="ce3"/>
          <table:table-cell table:style-name="ce14" office:value-type="string" calcext:value-type="string">
            <text:p>20130522_033900_04c2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32"/>
          <table:table-cell table:style-name="ce33"/>
          <table:table-cell table:style-name="ce24"/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7"/>
          <table:table-cell table:style-name="ce42"/>
          <table:table-cell table:style-name="ce7" table:number-columns-repeated="10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 office:value-type="string" calcext:value-type="string">
            <text:p>20130522_042400_04c2B.fts</text:p>
          </table:table-cell>
          <table:table-cell table:style-name="ce3"/>
          <table:table-cell table:style-name="ce14" office:value-type="string" calcext:value-type="string">
            <text:p>20130522_035400_04c2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32"/>
          <table:table-cell table:style-name="ce33"/>
          <table:table-cell table:style-name="ce24"/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7"/>
          <table:table-cell table:style-name="ce42"/>
          <table:table-cell table:style-name="ce7" table:number-columns-repeated="10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 office:value-type="string" calcext:value-type="string">
            <text:p>20130522_043900_04c2B.fts</text:p>
          </table:table-cell>
          <table:table-cell table:style-name="ce3"/>
          <table:table-cell table:style-name="ce14" office:value-type="string" calcext:value-type="string">
            <text:p>20130522_042400_04c2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32"/>
          <table:table-cell table:style-name="ce33"/>
          <table:table-cell table:style-name="ce24"/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7"/>
          <table:table-cell table:style-name="ce42"/>
          <table:table-cell table:style-name="ce7" table:number-columns-repeated="10"/>
          <table:table-cell table:style-name="ce58" table:number-columns-repeated="9"/>
          <table:table-cell table:number-columns-repeated="982"/>
        </table:table-row>
        <table:table-row table:style-name="ro6">
          <table:table-cell table:style-name="ce3"/>
          <table:table-cell table:style-name="ce14" office:value-type="string" calcext:value-type="string">
            <text:p>20130522_045400_04c2B.fts</text:p>
          </table:table-cell>
          <table:table-cell table:style-name="ce3"/>
          <table:table-cell table:style-name="ce14" office:value-type="string" calcext:value-type="string">
            <text:p>20130522_043900_04c2B.fts</text:p>
          </table:table-cell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32"/>
          <table:table-cell table:style-name="ce33"/>
          <table:table-cell table:style-name="ce24"/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7"/>
          <table:table-cell table:style-name="ce42"/>
          <table:table-cell table:style-name="ce7" table:number-columns-repeated="10"/>
          <table:table-cell table:style-name="ce58" table:number-columns-repeated="9"/>
          <table:table-cell table:number-columns-repeated="982"/>
        </table:table-row>
        <table:table-row table:style-name="ro7" table:number-rows-repeated="6">
          <table:table-cell table:style-name="ce3"/>
          <table:table-cell table:style-name="ce14"/>
          <table:table-cell table:style-name="ce3"/>
          <table:table-cell table:style-name="ce24"/>
          <table:table-cell table:style-name="ce27"/>
          <table:table-cell table:style-name="ce24"/>
          <table:table-cell table:style-name="ce31"/>
          <table:table-cell table:style-name="ce14"/>
          <table:table-cell table:style-name="ce3"/>
          <table:table-cell table:style-name="ce24"/>
          <table:table-cell table:style-name="ce31"/>
          <table:table-cell table:style-name="ce32"/>
          <table:table-cell table:style-name="ce33"/>
          <table:table-cell table:style-name="ce24"/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7"/>
          <table:table-cell table:style-name="ce42"/>
          <table:table-cell table:style-name="ce7" table:number-columns-repeated="10"/>
          <table:table-cell table:style-name="ce58" table:number-columns-repeated="9"/>
          <table:table-cell table:number-columns-repeated="982"/>
        </table:table-row>
        <table:table-row table:style-name="ro7" table:number-rows-repeated="123"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7" table:number-rows-repeated="4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7" table:number-rows-repeated="2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7" table:number-rows-repeated="2">
          <table:table-cell table:style-name="ce10"/>
          <table:table-cell/>
          <table:table-cell table:style-name="ce10"/>
          <table:table-cell table:number-columns-repeated="7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7" table:number-rows-repeated="2">
          <table:table-cell table:style-name="ce10"/>
          <table:table-cell table:number-columns-repeated="9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7" table:number-rows-repeated="5">
          <table:table-cell table:style-name="ce10"/>
          <table:table-cell table:number-columns-repeated="13"/>
          <table:table-cell table:style-name="ce10"/>
          <table:table-cell table:number-columns-repeated="1009"/>
        </table:table-row>
        <table:table-row table:style-name="ro7" table:number-rows-repeated="21">
          <table:table-cell table:number-columns-repeated="14"/>
          <table:table-cell table:style-name="ce10"/>
          <table:table-cell table:number-columns-repeated="1009"/>
        </table:table-row>
        <table:table-row table:style-name="ro7" table:number-rows-repeated="10483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09:36:11.021382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8-08-31T10:13:40.330625737</dc:date>
    <meta:editing-duration>PT1H41M34S</meta:editing-duration>
    <meta:editing-cycles>24</meta:editing-cycles>
    <meta:generator>LibreOffice/5.1.6.2$Linux_X86_64 LibreOffice_project/10m0$Build-2</meta:generator>
    <meta:document-statistic meta:table-count="1" meta:cell-count="337" meta:object-count="0"/>
  </office:meta>
</office:document-meta>
</file>